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T1_4" style:family="text">
      <style:text-properties style:font-name="Arial" style:font-name-asian="Arial" style:font-name-complex="Arial"/>
    </style:style>
    <style:style style:name="T1_5" style:family="text">
      <style:text-properties style:font-name="Arial" style:font-name-asian="Arial" style:font-name-complex="Arial"/>
    </style:style>
    <style:style style:name="T1_6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T3_16" style:family="text">
      <style:text-properties fo:background-color="#ffffff"/>
    </style:style>
    <style:style style:name="T3_17" style:family="text">
      <style:text-properties fo:background-color="#ffffff"/>
    </style:style>
    <style:style style:name="T3_18" style:family="text">
      <style:text-properties fo:background-color="#ffffff"/>
    </style:style>
    <style:style style:name="T3_19" style:family="text">
      <style:text-properties fo:background-color="#ffffff"/>
    </style:style>
    <style:style style:name="T3_20" style:family="text">
      <style:text-properties fo:background-color="#ffffff"/>
    </style:style>
    <style:style style:name="T3_21" style:family="text">
      <style:text-properties fo:background-color="#ffffff"/>
    </style:style>
    <style:style style:name="T3_22" style:family="text">
      <style:text-properties fo:background-color="#ffffff"/>
    </style:style>
    <style:style style:name="T3_23" style:family="text">
      <style:text-properties fo:background-color="#ffffff"/>
    </style:style>
    <style:style style:name="T3_24" style:family="text">
      <style:text-properties fo:background-color="#ffffff"/>
    </style:style>
    <style:style style:name="T3_25" style:family="text">
      <style:text-properties fo:background-color="#ffffff"/>
    </style:style>
    <style:style style:name="T3_26" style:family="text">
      <style:text-properties fo:background-color="#ffffff"/>
    </style:style>
    <style:style style:name="T3_27" style:family="text">
      <style:text-properties fo:background-color="#ffffff"/>
    </style:style>
    <style:style style:name="T3_28" style:family="text">
      <style:text-properties fo:background-color="#ffffff"/>
    </style:style>
    <style:style style:name="T3_29" style:family="text">
      <style:text-properties fo:background-color="#ffffff"/>
    </style:style>
    <style:style style:name="T3_30" style:family="text">
      <style:text-properties fo:background-color="#ffffff"/>
    </style:style>
    <style:style style:name="T3_31" style:family="text">
      <style:text-properties fo:background-color="#ffffff"/>
    </style:style>
    <style:style style:name="T3_32" style:family="text">
      <style:text-properties fo:background-color="#ffffff"/>
    </style:style>
    <style:style style:name="T3_33" style:family="text">
      <style:text-properties fo:background-color="#ffffff"/>
    </style:style>
    <style:style style:name="T3_34" style:family="text">
      <style:text-properties fo:background-color="#ffffff"/>
    </style:style>
    <style:style style:name="T3_35" style:family="text">
      <style:text-properties fo:background-color="#ffffff"/>
    </style:style>
    <style:style style:name="T3_36" style:family="text">
      <style:text-properties fo:background-color="#ffffff"/>
    </style:style>
    <style:style style:name="T3_37" style:family="text">
      <style:text-properties fo:background-color="#ffffff"/>
    </style:style>
    <style:style style:name="T3_38" style:family="text">
      <style:text-properties fo:background-color="#ffffff"/>
    </style:style>
    <style:style style:name="T3_39" style:family="text">
      <style:text-properties fo:background-color="#ffffff"/>
    </style:style>
    <style:style style:name="T3_40" style:family="text">
      <style:text-properties fo:background-color="#ffffff"/>
    </style:style>
    <style:style style:name="T3_41" style:family="text">
      <style:text-properties fo:background-color="#ffffff"/>
    </style:style>
    <style:style style:name="T3_42" style:family="text">
      <style:text-properties fo:background-color="#ffffff"/>
    </style:style>
    <style:style style:name="T3_43" style:family="text">
      <style:text-properties fo:background-color="#ffffff"/>
    </style:style>
    <style:style style:name="T3_44" style:family="text">
      <style:text-properties fo:background-color="#ffffff"/>
    </style:style>
    <style:style style:name="T3_45" style:family="text">
      <style:text-properties fo:background-color="#ffffff"/>
    </style:style>
    <style:style style:name="T3_46" style:family="text">
      <style:text-properties fo:background-color="#ffffff"/>
    </style:style>
    <style:style style:name="T3_47" style:family="text">
      <style:text-properties fo:background-color="#ffffff"/>
    </style:style>
    <style:style style:name="T3_48" style:family="text">
      <style:text-properties fo:background-color="#ffffff"/>
    </style:style>
    <style:style style:name="T3_49" style:family="text">
      <style:text-properties fo:background-color="#ffffff"/>
    </style:style>
    <style:style style:name="T3_50" style:family="text">
      <style:text-properties fo:background-color="#ffffff"/>
    </style:style>
    <style:style style:name="T3_51" style:family="text">
      <style:text-properties fo:background-color="#ffffff"/>
    </style:style>
    <style:style style:name="T3_52" style:family="text">
      <style:text-properties fo:background-color="#ffffff"/>
    </style:style>
    <style:style style:name="T3_53" style:family="text">
      <style:text-properties fo:background-color="#ffffff"/>
    </style:style>
    <style:style style:name="T3_54" style:family="text">
      <style:text-properties fo:background-color="#ffffff"/>
    </style:style>
    <style:style style:name="T3_55" style:family="text">
      <style:text-properties fo:background-color="#ffffff"/>
    </style:style>
    <style:style style:name="T3_56" style:family="text">
      <style:text-properties fo:background-color="#ffffff"/>
    </style:style>
    <style:style style:name="T3_57" style:family="text">
      <style:text-properties fo:background-color="#ffffff"/>
    </style:style>
    <style:style style:name="T3_58" style:family="text">
      <style:text-properties fo:background-color="#ffffff"/>
    </style:style>
    <style:style style:name="T3_59" style:family="text">
      <style:text-properties fo:background-color="#ffffff"/>
    </style:style>
    <style:style style:name="T3_60" style:family="text">
      <style:text-properties fo:background-color="#ffffff"/>
    </style:style>
    <style:style style:name="T3_61" style:family="text">
      <style:text-properties fo:background-color="#ffffff"/>
    </style:style>
    <style:style style:name="T3_62" style:family="text">
      <style:text-properties fo:background-color="#ffffff"/>
    </style:style>
    <style:style style:name="T3_63" style:family="text">
      <style:text-properties fo:background-color="#ffffff"/>
    </style:style>
    <style:style style:name="T3_64" style:family="text">
      <style:text-properties fo:background-color="#ffffff"/>
    </style:style>
    <style:style style:name="T3_65" style:family="text">
      <style:text-properties fo:background-color="#ffffff"/>
    </style:style>
    <style:style style:name="T3_66" style:family="text">
      <style:text-properties fo:background-color="#ffffff"/>
    </style:style>
    <style:style style:name="T3_67" style:family="text">
      <style:text-properties fo:background-color="#ffffff"/>
    </style:style>
    <style:style style:name="T3_68" style:family="text">
      <style:text-properties fo:background-color="#ffffff"/>
    </style:style>
    <style:style style:name="T3_69" style:family="text">
      <style:text-properties fo:background-color="#ffffff"/>
    </style:style>
    <style:style style:name="T3_70" style:family="text">
      <style:text-properties fo:background-color="#ffffff"/>
    </style:style>
    <style:style style:name="T3_71" style:family="text">
      <style:text-properties fo:background-color="#ffffff"/>
    </style:style>
    <style:style style:name="T3_72" style:family="text">
      <style:text-properties fo:background-color="#ffffff"/>
    </style:style>
    <style:style style:name="T3_73" style:family="text">
      <style:text-properties fo:background-color="#ffffff"/>
    </style:style>
    <style:style style:name="T3_74" style:family="text">
      <style:text-properties fo:background-color="#ffffff"/>
    </style:style>
    <style:style style:name="T3_75" style:family="text">
      <style:text-properties fo:background-color="#ffffff"/>
    </style:style>
    <style:style style:name="T3_76" style:family="text">
      <style:text-properties fo:background-color="#ffffff"/>
    </style:style>
    <style:style style:name="T3_77" style:family="text">
      <style:text-properties fo:background-color="#ffffff"/>
    </style:style>
    <style:style style:name="T3_78" style:family="text">
      <style:text-properties fo:background-color="#ffffff"/>
    </style:style>
    <style:style style:name="T3_79" style:family="text">
      <style:text-properties fo:background-color="#ffffff"/>
    </style:style>
    <style:style style:name="T3_80" style:family="text">
      <style:text-properties fo:background-color="#ffffff"/>
    </style:style>
    <style:style style:name="T3_81" style:family="text">
      <style:text-properties fo:background-color="#ffffff"/>
    </style:style>
    <style:style style:name="T3_82" style:family="text">
      <style:text-properties fo:background-color="#ffffff"/>
    </style:style>
    <style:style style:name="T3_83" style:family="text">
      <style:text-properties fo:background-color="#ffffff"/>
    </style:style>
    <style:style style:name="T3_84" style:family="text">
      <style:text-properties fo:background-color="#ffffff"/>
    </style:style>
    <style:style style:name="T3_85" style:family="text">
      <style:text-properties fo:background-color="#ffffff"/>
    </style:style>
    <style:style style:name="T3_86" style:family="text">
      <style:text-properties fo:background-color="#ffffff"/>
    </style:style>
    <style:style style:name="T3_87" style:family="text">
      <style:text-properties fo:background-color="#ffffff"/>
    </style:style>
    <style:style style:name="T3_88" style:family="text">
      <style:text-properties fo:background-color="#ffffff"/>
    </style:style>
    <style:style style:name="T3_89" style:family="text">
      <style:text-properties fo:background-color="#ffffff"/>
    </style:style>
    <style:style style:name="T3_90" style:family="text">
      <style:text-properties fo:background-color="#ffffff"/>
    </style:style>
    <style:style style:name="T3_91" style:family="text">
      <style:text-properties fo:background-color="#ffffff"/>
    </style:style>
    <style:style style:name="T3_92" style:family="text">
      <style:text-properties fo:background-color="#ffffff"/>
    </style:style>
    <style:style style:name="T3_93" style:family="text">
      <style:text-properties fo:background-color="#ffffff"/>
    </style:style>
    <style:style style:name="T3_94" style:family="text">
      <style:text-properties fo:background-color="#ffffff"/>
    </style:style>
    <style:style style:name="T3_95" style:family="text">
      <style:text-properties fo:background-color="#ffffff"/>
    </style:style>
    <style:style style:name="T3_96" style:family="text">
      <style:text-properties fo:background-color="#ffffff"/>
    </style:style>
    <style:style style:name="T3_97" style:family="text">
      <style:text-properties fo:background-color="#ffffff"/>
    </style:style>
    <style:style style:name="T3_98" style:family="text">
      <style:text-properties fo:background-color="#ffffff"/>
    </style:style>
    <style:style style:name="T3_99" style:family="text">
      <style:text-properties fo:background-color="#ffffff"/>
    </style:style>
    <style:style style:name="T3_100" style:family="text">
      <style:text-properties fo:background-color="#ffffff"/>
    </style:style>
    <style:style style:name="T3_101" style:family="text">
      <style:text-properties fo:background-color="#ffffff"/>
    </style:style>
    <style:style style:name="T3_102" style:family="text">
      <style:text-properties fo:background-color="#ffffff"/>
    </style:style>
    <style:style style:name="T3_103" style:family="text">
      <style:text-properties fo:background-color="#ffffff"/>
    </style:style>
    <style:style style:name="T3_104" style:family="text">
      <style:text-properties fo:background-color="#ffffff"/>
    </style:style>
    <style:style style:name="T3_105" style:family="text">
      <style:text-properties fo:background-color="#ffffff"/>
    </style:style>
    <style:style style:name="T3_106" style:family="text">
      <style:text-properties fo:background-color="#ffffff"/>
    </style:style>
    <style:style style:name="T3_107" style:family="text">
      <style:text-properties fo:background-color="#ffffff"/>
    </style:style>
    <style:style style:name="T3_108" style:family="text">
      <style:text-properties fo:background-color="#ffffff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/>
    </style:style>
    <style:style style:name="T5_2" style:family="text">
      <style:text-properties fo:background-color="#ffffff"/>
    </style:style>
    <style:style style:name="T5_3" style:family="text">
      <style:text-properties fo:background-color="#ffffff"/>
    </style:style>
    <style:style style:name="T5_4" style:family="text">
      <style:text-properties fo:background-color="#ffffff"/>
    </style:style>
    <style:style style:name="T5_5" style:family="text">
      <style:text-properties fo:background-color="#ffffff"/>
    </style:style>
    <style:style style:name="T5_6" style:family="text">
      <style:text-properties fo:background-color="#ffffff"/>
    </style:style>
    <style:style style:name="T5_7" style:family="text">
      <style:text-properties fo:background-color="#ffffff"/>
    </style:style>
    <style:style style:name="T5_8" style:family="text">
      <style:text-properties fo:background-color="#ffffff"/>
    </style:style>
    <style:style style:name="T5_9" style:family="text">
      <style:text-properties fo:background-color="#ffffff"/>
    </style:style>
    <style:style style:name="T5_10" style:family="text">
      <style:text-properties fo:background-color="#ffffff"/>
    </style:style>
    <style:style style:name="T5_11" style:family="text">
      <style:text-properties fo:background-color="#ffffff"/>
    </style:style>
    <style:style style:name="T5_12" style:family="text">
      <style:text-properties fo:background-color="#ffffff"/>
    </style:style>
    <style:style style:name="T5_13" style:family="text">
      <style:text-properties fo:background-color="#ffffff"/>
    </style:style>
    <style:style style:name="T5_14" style:family="text">
      <style:text-properties fo:background-color="#ffffff"/>
    </style:style>
    <style:style style:name="T5_15" style:family="text">
      <style:text-properties fo:background-color="#ffffff"/>
    </style:style>
    <style:style style:name="T5_16" style:family="text">
      <style:text-properties fo:background-color="#ffffff"/>
    </style:style>
    <style:style style:name="T5_17" style:family="text">
      <style:text-properties fo:background-color="#ffffff"/>
    </style:style>
    <style:style style:name="T5_18" style:family="text">
      <style:text-properties fo:background-color="#ffffff"/>
    </style:style>
    <style:style style:name="T5_19" style:family="text">
      <style:text-properties fo:background-color="#ffffff"/>
    </style:style>
    <style:style style:name="T5_20" style:family="text">
      <style:text-properties fo:background-color="#ffffff"/>
    </style:style>
    <style:style style:name="T5_21" style:family="text">
      <style:text-properties fo:background-color="#ffffff"/>
    </style:style>
    <style:style style:name="T5_22" style:family="text">
      <style:text-properties fo:background-color="#ffffff"/>
    </style:style>
    <style:style style:name="T5_23" style:family="text">
      <style:text-properties fo:background-color="#ffffff"/>
    </style:style>
    <style:style style:name="T5_24" style:family="text">
      <style:text-properties fo:background-color="#ffffff"/>
    </style:style>
    <style:style style:name="T5_25" style:family="text">
      <style:text-properties fo:background-color="#ffffff"/>
    </style:style>
    <style:style style:name="T5_26" style:family="text">
      <style:text-properties fo:background-color="#ffffff"/>
    </style:style>
    <style:style style:name="T5_27" style:family="text">
      <style:text-properties fo:background-color="#ffffff"/>
    </style:style>
    <style:style style:name="T5_28" style:family="text">
      <style:text-properties fo:background-color="#ffffff"/>
    </style:style>
    <style:style style:name="T5_29" style:family="text">
      <style:text-properties fo:background-color="#ffffff"/>
    </style:style>
    <style:style style:name="T5_30" style:family="text">
      <style:text-properties fo:background-color="#ffffff"/>
    </style:style>
    <style:style style:name="T5_31" style:family="text">
      <style:text-properties fo:background-color="#ffffff"/>
    </style:style>
    <style:style style:name="T5_32" style:family="text">
      <style:text-properties fo:background-color="#ffffff"/>
    </style:style>
    <style:style style:name="T5_33" style:family="text">
      <style:text-properties fo:background-color="#ffffff"/>
    </style:style>
    <style:style style:name="T5_34" style:family="text">
      <style:text-properties fo:background-color="#ffffff"/>
    </style:style>
    <style:style style:name="T5_35" style:family="text">
      <style:text-properties fo:background-color="#ffffff"/>
    </style:style>
    <style:style style:name="T5_36" style:family="text">
      <style:text-properties fo:background-color="#ffffff"/>
    </style:style>
    <style:style style:name="T5_37" style:family="text">
      <style:text-properties fo:background-color="#ffffff"/>
    </style:style>
    <style:style style:name="T5_38" style:family="text">
      <style:text-properties fo:background-color="#ffffff"/>
    </style:style>
    <style:style style:name="T5_39" style:family="text">
      <style:text-properties fo:background-color="#ffffff"/>
    </style:style>
    <style:style style:name="T5_40" style:family="text">
      <style:text-properties fo:background-color="#ffffff"/>
    </style:style>
    <style:style style:name="T5_41" style:family="text">
      <style:text-properties fo:background-color="#ffffff"/>
    </style:style>
    <style:style style:name="T5_42" style:family="text">
      <style:text-properties fo:background-color="#ffffff"/>
    </style:style>
    <style:style style:name="T5_43" style:family="text">
      <style:text-properties fo:background-color="#ffffff"/>
    </style:style>
    <style:style style:name="T5_44" style:family="text">
      <style:text-properties fo:background-color="#ffffff"/>
    </style:style>
    <style:style style:name="T5_45" style:family="text">
      <style:text-properties fo:background-color="#ffffff"/>
    </style:style>
    <style:style style:name="T5_46" style:family="text">
      <style:text-properties fo:background-color="#ffffff"/>
    </style:style>
    <style:style style:name="T5_47" style:family="text">
      <style:text-properties fo:background-color="#ffffff"/>
    </style:style>
    <style:style style:name="T5_48" style:family="text">
      <style:text-properties fo:background-color="#ffffff"/>
    </style:style>
    <style:style style:name="T5_49" style:family="text">
      <style:text-properties fo:background-color="#ffffff"/>
    </style:style>
    <style:style style:name="T5_50" style:family="text">
      <style:text-properties fo:background-color="#ffffff"/>
    </style:style>
    <style:style style:name="T5_51" style:family="text">
      <style:text-properties fo:background-color="#ffffff"/>
    </style:style>
    <style:style style:name="T5_52" style:family="text">
      <style:text-properties fo:background-color="#ffffff"/>
    </style:style>
    <style:style style:name="T5_53" style:family="text">
      <style:text-properties fo:background-color="#ffffff"/>
    </style:style>
    <style:style style:name="T5_54" style:family="text">
      <style:text-properties fo:background-color="#ffffff"/>
    </style:style>
    <style:style style:name="T5_55" style:family="text">
      <style:text-properties fo:background-color="#ffffff"/>
    </style:style>
    <style:style style:name="T5_56" style:family="text">
      <style:text-properties fo:background-color="#ffffff"/>
    </style:style>
    <style:style style:name="T5_57" style:family="text">
      <style:text-properties fo:background-color="#ffffff"/>
    </style:style>
    <style:style style:name="T5_58" style:family="text">
      <style:text-properties fo:background-color="#ffffff"/>
    </style:style>
    <style:style style:name="T5_59" style:family="text">
      <style:text-properties fo:background-color="#ffffff"/>
    </style:style>
    <style:style style:name="T5_60" style:family="text">
      <style:text-properties fo:background-color="#ffffff"/>
    </style:style>
    <style:style style:name="T5_61" style:family="text">
      <style:text-properties fo:background-color="#ffffff"/>
    </style:style>
    <style:style style:name="T5_62" style:family="text">
      <style:text-properties fo:background-color="#ffffff"/>
    </style:style>
    <style:style style:name="T5_63" style:family="text">
      <style:text-properties fo:background-color="#ffffff"/>
    </style:style>
    <style:style style:name="T5_64" style:family="text">
      <style:text-properties fo:background-color="#ffffff"/>
    </style:style>
    <style:style style:name="T5_65" style:family="text">
      <style:text-properties fo:background-color="#ffffff"/>
    </style:style>
    <style:style style:name="T5_66" style:family="text">
      <style:text-properties fo:background-color="#ffffff"/>
    </style:style>
    <style:style style:name="T5_67" style:family="text">
      <style:text-properties fo:background-color="#ffffff"/>
    </style:style>
    <style:style style:name="T5_68" style:family="text">
      <style:text-properties fo:background-color="#ffffff"/>
    </style:style>
    <style:style style:name="T5_69" style:family="text">
      <style:text-properties fo:background-color="#ffffff"/>
    </style:style>
    <style:style style:name="T5_70" style:family="text">
      <style:text-properties fo:background-color="#ffffff"/>
    </style:style>
    <style:style style:name="T5_71" style:family="text">
      <style:text-properties fo:background-color="#ffffff"/>
    </style:style>
    <style:style style:name="T5_72" style:family="text">
      <style:text-properties fo:background-color="#ffffff"/>
    </style:style>
    <style:style style:name="T5_73" style:family="text">
      <style:text-properties fo:background-color="#ffffff"/>
    </style:style>
    <style:style style:name="T5_74" style:family="text">
      <style:text-properties fo:background-color="#ffffff"/>
    </style:style>
    <style:style style:name="T5_75" style:family="text">
      <style:text-properties fo:background-color="#ffffff"/>
    </style:style>
    <style:style style:name="T5_76" style:family="text">
      <style:text-properties fo:background-color="#ffffff"/>
    </style:style>
    <style:style style:name="T5_77" style:family="text">
      <style:text-properties fo:background-color="#ffffff"/>
    </style:style>
    <style:style style:name="T5_78" style:family="text">
      <style:text-properties fo:background-color="#ffffff"/>
    </style:style>
    <style:style style:name="T5_79" style:family="text">
      <style:text-properties fo:background-color="#ffffff"/>
    </style:style>
    <style:style style:name="T5_80" style:family="text">
      <style:text-properties fo:background-color="#ffffff"/>
    </style:style>
    <style:style style:name="T5_81" style:family="text">
      <style:text-properties fo:background-color="#ffffff"/>
    </style:style>
    <style:style style:name="T5_82" style:family="text">
      <style:text-properties fo:background-color="#ffffff"/>
    </style:style>
    <style:style style:name="T5_83" style:family="text">
      <style:text-properties fo:background-color="#ffffff"/>
    </style:style>
    <style:style style:name="T5_84" style:family="text">
      <style:text-properties fo:background-color="#ffffff"/>
    </style:style>
    <style:style style:name="T5_85" style:family="text">
      <style:text-properties fo:background-color="#ffffff"/>
    </style:style>
    <style:style style:name="T5_86" style:family="text">
      <style:text-properties fo:background-color="#ffffff"/>
    </style:style>
    <style:style style:name="T5_87" style:family="text">
      <style:text-properties fo:background-color="#ffffff"/>
    </style:style>
    <style:style style:name="T5_88" style:family="text">
      <style:text-properties fo:background-color="#ffffff"/>
    </style:style>
    <style:style style:name="T5_89" style:family="text">
      <style:text-properties fo:background-color="#ffffff"/>
    </style:style>
    <style:style style:name="T5_90" style:family="text">
      <style:text-properties fo:background-color="#ffffff"/>
    </style:style>
    <style:style style:name="T5_91" style:family="text">
      <style:text-properties fo:background-color="#ffffff"/>
    </style:style>
    <style:style style:name="T5_92" style:family="text">
      <style:text-properties fo:background-color="#ffffff"/>
    </style:style>
    <style:style style:name="T5_93" style:family="text">
      <style:text-properties fo:background-color="#ffffff"/>
    </style:style>
    <style:style style:name="T5_94" style:family="text">
      <style:text-properties fo:background-color="#ffffff"/>
    </style:style>
    <style:style style:name="T5_95" style:family="text">
      <style:text-properties fo:background-color="#ffffff"/>
    </style:style>
    <style:style style:name="T5_96" style:family="text">
      <style:text-properties fo:background-color="#ffffff"/>
    </style:style>
    <style:style style:name="T5_97" style:family="text">
      <style:text-properties fo:background-color="#ffffff"/>
    </style:style>
    <style:style style:name="T5_98" style:family="text">
      <style:text-properties fo:background-color="#ffffff"/>
    </style:style>
    <style:style style:name="T5_99" style:family="text">
      <style:text-properties fo:background-color="#ffffff"/>
    </style:style>
    <style:style style:name="T5_100" style:family="text">
      <style:text-properties fo:background-color="#ffffff"/>
    </style:style>
    <style:style style:name="T5_101" style:family="text">
      <style:text-properties fo:background-color="#ffffff"/>
    </style:style>
    <style:style style:name="T5_102" style:family="text">
      <style:text-properties fo:background-color="#ffffff"/>
    </style:style>
    <style:style style:name="T5_103" style:family="text">
      <style:text-properties fo:background-color="#ffffff"/>
    </style:style>
    <style:style style:name="T5_104" style:family="text">
      <style:text-properties fo:background-color="#ffffff"/>
    </style:style>
    <style:style style:name="T5_105" style:family="text">
      <style:text-properties fo:background-color="#ffffff"/>
    </style:style>
    <style:style style:name="T5_106" style:family="text">
      <style:text-properties fo:background-color="#ffffff"/>
    </style:style>
    <style:style style:name="T5_107" style:family="text">
      <style:text-properties fo:background-color="#ffffff"/>
    </style:style>
    <style:style style:name="T5_108" style:family="text">
      <style:text-properties fo:background-color="#ffffff"/>
    </style:style>
    <style:style style:name="T5_109" style:family="text">
      <style:text-properties fo:background-color="#ffffff"/>
    </style:style>
    <style:style style:name="T5_110" style:family="text">
      <style:text-properties fo:background-color="#ffffff"/>
    </style:style>
    <style:style style:name="T5_111" style:family="text">
      <style:text-properties fo:background-color="#ffffff"/>
    </style:style>
    <style:style style:name="T5_112" style:family="text">
      <style:text-properties fo:background-color="#ffffff"/>
    </style:style>
    <style:style style:name="T5_113" style:family="text">
      <style:text-properties fo:background-color="#ffffff"/>
    </style:style>
    <style:style style:name="T5_114" style:family="text">
      <style:text-properties fo:background-color="#ffffff"/>
    </style:style>
    <style:style style:name="T5_115" style:family="text">
      <style:text-properties fo:background-color="#ffffff"/>
    </style:style>
    <style:style style:name="T5_116" style:family="text">
      <style:text-properties fo:background-color="#ffffff"/>
    </style:style>
    <style:style style:name="T5_117" style:family="text">
      <style:text-properties fo:background-color="#ffffff"/>
    </style:style>
    <style:style style:name="T5_118" style:family="text">
      <style:text-properties fo:background-color="#ffffff"/>
    </style:style>
    <style:style style:name="T5_119" style:family="text">
      <style:text-properties fo:background-color="#ffffff"/>
    </style:style>
    <style:style style:name="T5_120" style:family="text">
      <style:text-properties fo:background-color="#ffffff"/>
    </style:style>
    <style:style style:name="T5_121" style:family="text">
      <style:text-properties fo:background-color="#ffffff"/>
    </style:style>
    <style:style style:name="T5_122" style:family="text">
      <style:text-properties fo:background-color="#ffffff"/>
    </style:style>
    <style:style style:name="T5_123" style:family="text">
      <style:text-properties fo:background-color="#ffffff"/>
    </style:style>
    <style:style style:name="T5_124" style:family="text">
      <style:text-properties fo:background-color="#ffffff"/>
    </style:style>
    <style:style style:name="T5_125" style:family="text">
      <style:text-properties fo:background-color="#ffffff"/>
    </style:style>
    <style:style style:name="T5_126" style:family="text">
      <style:text-properties fo:background-color="#ffffff"/>
    </style:style>
    <style:style style:name="T5_127" style:family="text">
      <style:text-properties fo:background-color="#ffffff"/>
    </style:style>
    <style:style style:name="T5_128" style:family="text">
      <style:text-properties fo:background-color="#ffffff"/>
    </style:style>
    <style:style style:name="T5_129" style:family="text">
      <style:text-properties fo:background-color="#ffffff"/>
    </style:style>
    <style:style style:name="T5_130" style:family="text">
      <style:text-properties fo:background-color="#ffffff"/>
    </style:style>
    <style:style style:name="T5_131" style:family="text">
      <style:text-properties fo:background-color="#ffffff"/>
    </style:style>
    <style:style style:name="T5_132" style:family="text">
      <style:text-properties fo:background-color="#ffffff"/>
    </style:style>
    <style:style style:name="T5_133" style:family="text">
      <style:text-properties fo:background-color="#ffffff"/>
    </style:style>
    <style:style style:name="T5_134" style:family="text">
      <style:text-properties fo:background-color="#ffffff"/>
    </style:style>
    <style:style style:name="T5_135" style:family="text">
      <style:text-properties fo:background-color="#ffffff"/>
    </style:style>
    <style:style style:name="T5_136" style:family="text">
      <style:text-properties fo:background-color="#ffffff"/>
    </style:style>
    <style:style style:name="T5_137" style:family="text">
      <style:text-properties fo:background-color="#ffffff"/>
    </style:style>
    <style:style style:name="T5_138" style:family="text">
      <style:text-properties fo:background-color="#ffffff"/>
    </style:style>
    <style:style style:name="T5_139" style:family="text">
      <style:text-properties fo:background-color="#ffffff"/>
    </style:style>
    <style:style style:name="T5_140" style:family="text">
      <style:text-properties fo:background-color="#ffffff"/>
    </style:style>
    <style:style style:name="T5_141" style:family="text">
      <style:text-properties fo:background-color="#ffffff"/>
    </style:style>
    <style:style style:name="T5_142" style:family="text">
      <style:text-properties fo:background-color="#ffffff"/>
    </style:style>
    <style:style style:name="T5_143" style:family="text">
      <style:text-properties fo:background-color="#ffffff"/>
    </style:style>
    <style:style style:name="T5_144" style:family="text">
      <style:text-properties fo:background-color="#ffffff"/>
    </style:style>
    <style:style style:name="T5_145" style:family="text">
      <style:text-properties fo:background-color="#ffffff"/>
    </style:style>
    <style:style style:name="T5_146" style:family="text">
      <style:text-properties fo:background-color="#ffffff"/>
    </style:style>
    <style:style style:name="T5_147" style:family="text">
      <style:text-properties fo:background-color="#ffffff"/>
    </style:style>
    <style:style style:name="T5_148" style:family="text">
      <style:text-properties fo:background-color="#ffffff"/>
    </style:style>
    <style:style style:name="T5_149" style:family="text">
      <style:text-properties fo:background-color="#ffffff"/>
    </style:style>
    <style:style style:name="T5_150" style:family="text">
      <style:text-properties fo:background-color="#ffffff"/>
    </style:style>
    <style:style style:name="T5_151" style:family="text">
      <style:text-properties fo:background-color="#ffffff"/>
    </style:style>
    <style:style style:name="T5_152" style:family="text">
      <style:text-properties fo:background-color="#ffffff"/>
    </style:style>
    <style:style style:name="T5_153" style:family="text">
      <style:text-properties fo:background-color="#ffffff"/>
    </style:style>
    <style:style style:name="T5_154" style:family="text">
      <style:text-properties fo:background-color="#ffffff"/>
    </style:style>
    <style:style style:name="T5_155" style:family="text">
      <style:text-properties fo:background-color="#ffffff"/>
    </style:style>
    <style:style style:name="T5_156" style:family="text">
      <style:text-properties fo:background-color="#ffffff"/>
    </style:style>
    <style:style style:name="T5_157" style:family="text">
      <style:text-properties fo:background-color="#ffffff"/>
    </style:style>
    <style:style style:name="T5_158" style:family="text">
      <style:text-properties fo:background-color="#ffffff"/>
    </style:style>
    <style:style style:name="T5_159" style:family="text">
      <style:text-properties fo:background-color="#ffffff"/>
    </style:style>
    <style:style style:name="T5_160" style:family="text">
      <style:text-properties fo:background-color="#ffffff"/>
    </style:style>
    <style:style style:name="T5_161" style:family="text">
      <style:text-properties fo:background-color="#ffffff"/>
    </style:style>
    <style:style style:name="T5_162" style:family="text">
      <style:text-properties fo:background-color="#ffffff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T7_35" style:family="text">
      <style:text-properties fo:background-color="#ffffff"/>
    </style:style>
    <style:style style:name="T7_36" style:family="text">
      <style:text-properties fo:background-color="#ffffff"/>
    </style:style>
    <style:style style:name="T7_37" style:family="text">
      <style:text-properties fo:background-color="#ffffff"/>
    </style:style>
    <style:style style:name="T7_38" style:family="text">
      <style:text-properties fo:background-color="#ffffff"/>
    </style:style>
    <style:style style:name="T7_39" style:family="text">
      <style:text-properties fo:background-color="#ffffff"/>
    </style:style>
    <style:style style:name="T7_40" style:family="text">
      <style:text-properties fo:background-color="#ffffff"/>
    </style:style>
    <style:style style:name="T7_41" style:family="text">
      <style:text-properties fo:background-color="#ffffff"/>
    </style:style>
    <style:style style:name="T7_42" style:family="text">
      <style:text-properties fo:background-color="#ffffff"/>
    </style:style>
    <style:style style:name="T7_43" style:family="text">
      <style:text-properties fo:background-color="#ffffff"/>
    </style:style>
    <style:style style:name="T7_44" style:family="text">
      <style:text-properties fo:background-color="#ffffff"/>
    </style:style>
    <style:style style:name="T7_45" style:family="text">
      <style:text-properties fo:background-color="#ffffff"/>
    </style:style>
    <style:style style:name="T7_46" style:family="text">
      <style:text-properties fo:background-color="#ffffff"/>
    </style:style>
    <style:style style:name="T7_47" style:family="text">
      <style:text-properties fo:background-color="#ffffff"/>
    </style:style>
    <style:style style:name="T7_48" style:family="text">
      <style:text-properties fo:background-color="#ffffff"/>
    </style:style>
    <style:style style:name="T7_49" style:family="text">
      <style:text-properties fo:background-color="#ffffff"/>
    </style:style>
    <style:style style:name="T7_50" style:family="text">
      <style:text-properties fo:background-color="#ffffff"/>
    </style:style>
    <style:style style:name="T7_51" style:family="text">
      <style:text-properties fo:background-color="#ffffff"/>
    </style:style>
    <style:style style:name="T7_52" style:family="text">
      <style:text-properties fo:background-color="#ffffff"/>
    </style:style>
    <style:style style:name="T7_53" style:family="text">
      <style:text-properties fo:background-color="#ffffff"/>
    </style:style>
    <style:style style:name="T7_54" style:family="text">
      <style:text-properties fo:background-color="#ffffff"/>
    </style:style>
    <style:style style:name="T7_55" style:family="text">
      <style:text-properties fo:background-color="#ffffff"/>
    </style:style>
    <style:style style:name="T7_56" style:family="text">
      <style:text-properties fo:background-color="#ffffff"/>
    </style:style>
    <style:style style:name="T7_57" style:family="text">
      <style:text-properties fo:background-color="#ffffff"/>
    </style:style>
    <style:style style:name="T7_58" style:family="text">
      <style:text-properties fo:background-color="#ffffff"/>
    </style:style>
    <style:style style:name="T7_59" style:family="text">
      <style:text-properties fo:background-color="#ffffff"/>
    </style:style>
    <style:style style:name="T7_60" style:family="text">
      <style:text-properties fo:background-color="#ffffff"/>
    </style:style>
    <style:style style:name="T7_61" style:family="text">
      <style:text-properties fo:background-color="#ffffff"/>
    </style:style>
    <style:style style:name="T7_62" style:family="text">
      <style:text-properties fo:background-color="#ffffff"/>
    </style:style>
    <style:style style:name="T7_63" style:family="text">
      <style:text-properties fo:background-color="#ffffff"/>
    </style:style>
    <style:style style:name="T7_64" style:family="text">
      <style:text-properties fo:background-color="#ffffff"/>
    </style:style>
    <style:style style:name="T7_65" style:family="text">
      <style:text-properties fo:background-color="#ffffff"/>
    </style:style>
    <style:style style:name="T7_66" style:family="text">
      <style:text-properties fo:background-color="#ffffff"/>
    </style:style>
    <style:style style:name="T7_67" style:family="text">
      <style:text-properties fo:background-color="#ffffff"/>
    </style:style>
    <style:style style:name="T7_68" style:family="text">
      <style:text-properties fo:background-color="#ffffff"/>
    </style:style>
    <style:style style:name="T7_69" style:family="text">
      <style:text-properties fo:background-color="#ffffff"/>
    </style:style>
    <style:style style:name="T7_70" style:family="text">
      <style:text-properties fo:background-color="#ffffff"/>
    </style:style>
    <style:style style:name="T7_71" style:family="text">
      <style:text-properties fo:background-color="#ffffff"/>
    </style:style>
    <style:style style:name="T7_72" style:family="text">
      <style:text-properties fo:background-color="#ffffff"/>
    </style:style>
    <style:style style:name="T7_73" style:family="text">
      <style:text-properties fo:background-color="#ffffff"/>
    </style:style>
    <style:style style:name="T7_74" style:family="text">
      <style:text-properties fo:background-color="#ffffff"/>
    </style:style>
    <style:style style:name="T7_75" style:family="text">
      <style:text-properties fo:background-color="#ffffff"/>
    </style:style>
    <style:style style:name="T7_76" style:family="text">
      <style:text-properties fo:background-color="#ffffff"/>
    </style:style>
    <style:style style:name="T7_77" style:family="text">
      <style:text-properties fo:background-color="#ffffff"/>
    </style:style>
    <style:style style:name="T7_78" style:family="text">
      <style:text-properties fo:background-color="#ffffff"/>
    </style:style>
    <style:style style:name="T7_79" style:family="text">
      <style:text-properties fo:background-color="#ffffff"/>
    </style:style>
    <style:style style:name="T7_80" style:family="text">
      <style:text-properties fo:background-color="#ffffff"/>
    </style:style>
    <style:style style:name="T7_81" style:family="text">
      <style:text-properties fo:background-color="#ffffff"/>
    </style:style>
    <style:style style:name="T7_82" style:family="text">
      <style:text-properties fo:background-color="#ffffff"/>
    </style:style>
    <style:style style:name="T7_83" style:family="text">
      <style:text-properties fo:background-color="#ffffff"/>
    </style:style>
    <style:style style:name="T7_84" style:family="text">
      <style:text-properties fo:background-color="#ffffff"/>
    </style:style>
    <style:style style:name="T7_85" style:family="text">
      <style:text-properties fo:background-color="#ffffff"/>
    </style:style>
    <style:style style:name="T7_86" style:family="text">
      <style:text-properties fo:background-color="#ffffff"/>
    </style:style>
    <style:style style:name="T7_87" style:family="text">
      <style:text-properties fo:background-color="#ffffff"/>
    </style:style>
    <style:style style:name="T7_88" style:family="text">
      <style:text-properties fo:background-color="#ffffff"/>
    </style:style>
    <style:style style:name="T7_89" style:family="text">
      <style:text-properties fo:background-color="#ffffff"/>
    </style:style>
    <style:style style:name="T7_90" style:family="text">
      <style:text-properties fo:background-color="#ffffff"/>
    </style:style>
    <style:style style:name="T7_91" style:family="text">
      <style:text-properties fo:background-color="#ffffff"/>
    </style:style>
    <style:style style:name="T7_92" style:family="text">
      <style:text-properties fo:background-color="#ffffff"/>
    </style:style>
    <style:style style:name="T7_93" style:family="text">
      <style:text-properties fo:background-color="#ffffff"/>
    </style:style>
    <style:style style:name="T7_94" style:family="text">
      <style:text-properties fo:background-color="#ffffff"/>
    </style:style>
    <style:style style:name="T7_95" style:family="text">
      <style:text-properties fo:background-color="#ffffff"/>
    </style:style>
    <style:style style:name="T7_96" style:family="text">
      <style:text-properties fo:background-color="#ffffff"/>
    </style:style>
    <style:style style:name="T7_97" style:family="text">
      <style:text-properties fo:background-color="#ffffff"/>
    </style:style>
    <style:style style:name="T7_98" style:family="text">
      <style:text-properties fo:background-color="#ffffff"/>
    </style:style>
    <style:style style:name="T7_99" style:family="text">
      <style:text-properties fo:background-color="#ffffff"/>
    </style:style>
    <style:style style:name="T7_100" style:family="text">
      <style:text-properties fo:background-color="#ffffff"/>
    </style:style>
    <style:style style:name="T7_101" style:family="text">
      <style:text-properties fo:background-color="#ffffff"/>
    </style:style>
    <style:style style:name="T7_102" style:family="text">
      <style:text-properties fo:background-color="#ffffff"/>
    </style:style>
    <style:style style:name="T7_103" style:family="text">
      <style:text-properties fo:background-color="#ffffff"/>
    </style:style>
    <style:style style:name="T7_104" style:family="text">
      <style:text-properties fo:background-color="#ffffff"/>
    </style:style>
    <style:style style:name="T7_105" style:family="text">
      <style:text-properties fo:background-color="#ffffff"/>
    </style:style>
    <style:style style:name="T7_106" style:family="text">
      <style:text-properties fo:background-color="#ffffff"/>
    </style:style>
    <style:style style:name="T7_107" style:family="text">
      <style:text-properties fo:background-color="#ffffff"/>
    </style:style>
    <style:style style:name="T7_108" style:family="text">
      <style:text-properties fo:background-color="#ffffff"/>
    </style:style>
    <style:style style:name="T7_109" style:family="text">
      <style:text-properties fo:background-color="#ffffff"/>
    </style:style>
    <style:style style:name="T7_110" style:family="text">
      <style:text-properties fo:background-color="#ffffff"/>
    </style:style>
    <style:style style:name="T7_111" style:family="text">
      <style:text-properties fo:background-color="#ffffff"/>
    </style:style>
    <style:style style:name="T7_112" style:family="text">
      <style:text-properties fo:background-color="#ffffff"/>
    </style:style>
    <style:style style:name="T7_113" style:family="text">
      <style:text-properties fo:background-color="#ffffff"/>
    </style:style>
    <style:style style:name="T7_114" style:family="text">
      <style:text-properties fo:background-color="#ffffff"/>
    </style:style>
    <style:style style:name="T7_115" style:family="text">
      <style:text-properties fo:background-color="#ffffff"/>
    </style:style>
    <style:style style:name="T7_116" style:family="text">
      <style:text-properties fo:background-color="#ffffff"/>
    </style:style>
    <style:style style:name="T7_117" style:family="text">
      <style:text-properties fo:background-color="#ffffff"/>
    </style:style>
    <style:style style:name="T7_118" style:family="text">
      <style:text-properties fo:background-color="#ffffff"/>
    </style:style>
    <style:style style:name="T7_119" style:family="text">
      <style:text-properties fo:background-color="#ffffff"/>
    </style:style>
    <style:style style:name="T7_120" style:family="text">
      <style:text-properties fo:background-color="#ffffff"/>
    </style:style>
    <style:style style:name="T7_121" style:family="text">
      <style:text-properties fo:background-color="#ffffff"/>
    </style:style>
    <style:style style:name="T7_122" style:family="text">
      <style:text-properties fo:background-color="#ffffff"/>
    </style:style>
    <style:style style:name="T7_123" style:family="text">
      <style:text-properties fo:background-color="#ffffff"/>
    </style:style>
    <style:style style:name="T7_124" style:family="text">
      <style:text-properties fo:background-color="#ffffff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T9_32" style:family="text">
      <style:text-properties fo:background-color="#ffffff"/>
    </style:style>
    <style:style style:name="T9_33" style:family="text">
      <style:text-properties fo:background-color="#ffffff"/>
    </style:style>
    <style:style style:name="T9_34" style:family="text">
      <style:text-properties fo:background-color="#ffffff"/>
    </style:style>
    <style:style style:name="T9_35" style:family="text">
      <style:text-properties fo:background-color="#ffffff"/>
    </style:style>
    <style:style style:name="T9_36" style:family="text">
      <style:text-properties fo:background-color="#ffffff"/>
    </style:style>
    <style:style style:name="T9_37" style:family="text">
      <style:text-properties fo:background-color="#ffffff"/>
    </style:style>
    <style:style style:name="T9_38" style:family="text">
      <style:text-properties fo:background-color="#ffffff"/>
    </style:style>
    <style:style style:name="T9_39" style:family="text">
      <style:text-properties fo:background-color="#ffffff"/>
    </style:style>
    <style:style style:name="T9_40" style:family="text">
      <style:text-properties fo:background-color="#ffffff"/>
    </style:style>
    <style:style style:name="T9_41" style:family="text">
      <style:text-properties fo:background-color="#ffffff"/>
    </style:style>
    <style:style style:name="T9_42" style:family="text">
      <style:text-properties fo:background-color="#ffffff"/>
    </style:style>
    <style:style style:name="T9_43" style:family="text">
      <style:text-properties fo:background-color="#ffffff"/>
    </style:style>
    <style:style style:name="T9_44" style:family="text">
      <style:text-properties fo:background-color="#ffffff"/>
    </style:style>
    <style:style style:name="T9_45" style:family="text">
      <style:text-properties fo:background-color="#ffffff"/>
    </style:style>
    <style:style style:name="T9_46" style:family="text">
      <style:text-properties fo:background-color="#ffffff"/>
    </style:style>
    <style:style style:name="T9_47" style:family="text">
      <style:text-properties fo:background-color="#ffffff"/>
    </style:style>
    <style:style style:name="T9_48" style:family="text">
      <style:text-properties fo:background-color="#ffffff"/>
    </style:style>
    <style:style style:name="T9_49" style:family="text">
      <style:text-properties fo:background-color="#ffffff"/>
    </style:style>
    <style:style style:name="T9_50" style:family="text">
      <style:text-properties fo:background-color="#ffffff"/>
    </style:style>
    <style:style style:name="T9_51" style:family="text">
      <style:text-properties fo:background-color="#ffffff"/>
    </style:style>
    <style:style style:name="T9_52" style:family="text">
      <style:text-properties fo:background-color="#ffffff"/>
    </style:style>
    <style:style style:name="T9_53" style:family="text">
      <style:text-properties fo:background-color="#ffffff"/>
    </style:style>
    <style:style style:name="T9_54" style:family="text">
      <style:text-properties fo:background-color="#ffffff"/>
    </style:style>
    <style:style style:name="T9_55" style:family="text">
      <style:text-properties fo:background-color="#ffffff"/>
    </style:style>
    <style:style style:name="T9_56" style:family="text">
      <style:text-properties fo:background-color="#ffffff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T11_25" style:family="text">
      <style:text-properties fo:background-color="#ffffff"/>
    </style:style>
    <style:style style:name="T11_26" style:family="text">
      <style:text-properties fo:background-color="#ffffff"/>
    </style:style>
    <style:style style:name="T11_27" style:family="text">
      <style:text-properties fo:background-color="#ffffff"/>
    </style:style>
    <style:style style:name="T11_28" style:family="text">
      <style:text-properties fo:background-color="#ffffff"/>
    </style:style>
    <style:style style:name="T11_29" style:family="text">
      <style:text-properties fo:background-color="#ffffff"/>
    </style:style>
    <style:style style:name="T11_30" style:family="text">
      <style:text-properties fo:background-color="#ffffff"/>
    </style:style>
    <style:style style:name="T11_31" style:family="text">
      <style:text-properties fo:background-color="#ffffff"/>
    </style:style>
    <style:style style:name="T11_32" style:family="text">
      <style:text-properties fo:background-color="#ffffff"/>
    </style:style>
    <style:style style:name="T11_33" style:family="text">
      <style:text-properties fo:background-color="#ffffff"/>
    </style:style>
    <style:style style:name="T11_34" style:family="text">
      <style:text-properties fo:background-color="#ffffff"/>
    </style:style>
    <style:style style:name="T11_35" style:family="text">
      <style:text-properties fo:background-color="#ffffff"/>
    </style:style>
    <style:style style:name="T11_36" style:family="text">
      <style:text-properties fo:background-color="#ffffff"/>
    </style:style>
    <style:style style:name="T11_37" style:family="text">
      <style:text-properties fo:background-color="#ffffff"/>
    </style:style>
    <style:style style:name="T11_38" style:family="text">
      <style:text-properties fo:background-color="#ffffff"/>
    </style:style>
    <style:style style:name="T11_39" style:family="text">
      <style:text-properties fo:background-color="#ffffff"/>
    </style:style>
    <style:style style:name="T11_40" style:family="text">
      <style:text-properties fo:background-color="#ffffff"/>
    </style:style>
    <style:style style:name="T11_41" style:family="text">
      <style:text-properties fo:background-color="#ffffff"/>
    </style:style>
    <style:style style:name="T11_42" style:family="text">
      <style:text-properties fo:background-color="#ffffff"/>
    </style:style>
    <style:style style:name="T11_43" style:family="text">
      <style:text-properties fo:background-color="#ffffff"/>
    </style:style>
    <style:style style:name="T11_44" style:family="text">
      <style:text-properties fo:background-color="#ffffff"/>
    </style:style>
    <style:style style:name="T11_45" style:family="text">
      <style:text-properties fo:background-color="#ffffff"/>
    </style:style>
    <style:style style:name="T11_46" style:family="text">
      <style:text-properties fo:background-color="#ffffff"/>
    </style:style>
    <style:style style:name="T11_47" style:family="text">
      <style:text-properties fo:background-color="#ffffff"/>
    </style:style>
    <style:style style:name="T11_48" style:family="text">
      <style:text-properties fo:background-color="#ffffff"/>
    </style:style>
    <style:style style:name="T11_49" style:family="text">
      <style:text-properties fo:background-color="#ffffff"/>
    </style:style>
    <style:style style:name="T11_50" style:family="text">
      <style:text-properties fo:background-color="#ffffff"/>
    </style:style>
    <style:style style:name="T11_51" style:family="text">
      <style:text-properties fo:background-color="#ffffff"/>
    </style:style>
    <style:style style:name="T11_52" style:family="text">
      <style:text-properties fo:background-color="#ffffff"/>
    </style:style>
    <style:style style:name="T11_53" style:family="text">
      <style:text-properties fo:background-color="#ffffff"/>
    </style:style>
    <style:style style:name="T11_54" style:family="text">
      <style:text-properties fo:background-color="#ffffff"/>
    </style:style>
    <style:style style:name="T11_55" style:family="text">
      <style:text-properties fo:background-color="#ffffff"/>
    </style:style>
    <style:style style:name="T11_56" style:family="text">
      <style:text-properties fo:background-color="#ffffff"/>
    </style:style>
    <style:style style:name="T11_57" style:family="text">
      <style:text-properties fo:background-color="#ffffff"/>
    </style:style>
    <style:style style:name="T11_58" style:family="text">
      <style:text-properties fo:background-color="#ffffff"/>
    </style:style>
    <style:style style:name="T11_59" style:family="text">
      <style:text-properties fo:background-color="#ffffff"/>
    </style:style>
    <style:style style:name="T11_60" style:family="text">
      <style:text-properties fo:background-color="#ffffff"/>
    </style:style>
    <style:style style:name="T11_61" style:family="text">
      <style:text-properties fo:background-color="#ffffff"/>
    </style:style>
    <style:style style:name="T11_62" style:family="text">
      <style:text-properties fo:background-color="#ffffff"/>
    </style:style>
    <style:style style:name="T11_63" style:family="text">
      <style:text-properties fo:background-color="#ffffff"/>
    </style:style>
    <style:style style:name="T11_64" style:family="text">
      <style:text-properties fo:background-color="#ffffff"/>
    </style:style>
    <style:style style:name="T11_65" style:family="text">
      <style:text-properties fo:background-color="#ffffff"/>
    </style:style>
    <style:style style:name="T11_66" style:family="text">
      <style:text-properties fo:background-color="#ffffff"/>
    </style:style>
    <style:style style:name="T11_67" style:family="text">
      <style:text-properties fo:background-color="#ffffff"/>
    </style:style>
    <style:style style:name="T11_68" style:family="text">
      <style:text-properties fo:background-color="#ffffff"/>
    </style:style>
    <style:style style:name="T11_69" style:family="text">
      <style:text-properties fo:background-color="#ffffff"/>
    </style:style>
    <style:style style:name="T11_70" style:family="text">
      <style:text-properties fo:background-color="#ffffff"/>
    </style:style>
    <style:style style:name="T11_71" style:family="text">
      <style:text-properties fo:background-color="#ffffff"/>
    </style:style>
    <style:style style:name="T11_72" style:family="text">
      <style:text-properties fo:background-color="#ffffff"/>
    </style:style>
    <style:style style:name="T11_73" style:family="text">
      <style:text-properties fo:background-color="#ffffff"/>
    </style:style>
    <style:style style:name="T11_74" style:family="text">
      <style:text-properties fo:background-color="#ffffff"/>
    </style:style>
    <style:style style:name="T11_75" style:family="text">
      <style:text-properties fo:background-color="#ffffff"/>
    </style:style>
    <style:style style:name="T11_76" style:family="text">
      <style:text-properties fo:background-color="#ffffff"/>
    </style:style>
    <style:style style:name="T11_77" style:family="text">
      <style:text-properties fo:background-color="#ffffff"/>
    </style:style>
    <style:style style:name="T11_78" style:family="text">
      <style:text-properties fo:background-color="#ffffff"/>
    </style:style>
    <style:style style:name="T11_79" style:family="text">
      <style:text-properties fo:background-color="#ffffff"/>
    </style:style>
    <style:style style:name="T11_80" style:family="text">
      <style:text-properties fo:background-color="#ffffff"/>
    </style:style>
    <style:style style:name="T11_81" style:family="text">
      <style:text-properties fo:background-color="#ffffff"/>
    </style:style>
    <style:style style:name="T11_82" style:family="text">
      <style:text-properties fo:background-color="#ffffff"/>
    </style:style>
    <style:style style:name="T11_83" style:family="text">
      <style:text-properties fo:background-color="#ffffff"/>
    </style:style>
    <style:style style:name="T11_84" style:family="text">
      <style:text-properties fo:background-color="#ffffff"/>
    </style:style>
    <style:style style:name="T11_85" style:family="text">
      <style:text-properties fo:background-color="#ffffff"/>
    </style:style>
    <style:style style:name="T11_86" style:family="text">
      <style:text-properties fo:background-color="#ffffff"/>
    </style:style>
    <style:style style:name="T11_87" style:family="text">
      <style:text-properties fo:background-color="#ffffff"/>
    </style:style>
    <style:style style:name="T11_88" style:family="text">
      <style:text-properties fo:background-color="#ffffff"/>
    </style:style>
    <style:style style:name="T11_89" style:family="text">
      <style:text-properties fo:background-color="#ffffff"/>
    </style:style>
    <style:style style:name="T11_90" style:family="text">
      <style:text-properties fo:background-color="#ffffff"/>
    </style:style>
    <style:style style:name="T11_91" style:family="text">
      <style:text-properties fo:background-color="#ffffff"/>
    </style:style>
    <style:style style:name="T11_92" style:family="text">
      <style:text-properties fo:background-color="#ffffff"/>
    </style:style>
    <style:style style:name="T11_93" style:family="text">
      <style:text-properties fo:background-color="#ffffff"/>
    </style:style>
    <style:style style:name="T11_94" style:family="text">
      <style:text-properties fo:background-color="#ffffff"/>
    </style:style>
    <style:style style:name="T11_95" style:family="text">
      <style:text-properties fo:background-color="#ffffff"/>
    </style:style>
    <style:style style:name="T11_96" style:family="text">
      <style:text-properties fo:background-color="#ffffff"/>
    </style:style>
    <style:style style:name="T11_97" style:family="text">
      <style:text-properties fo:background-color="#ffffff"/>
    </style:style>
    <style:style style:name="T11_98" style:family="text">
      <style:text-properties fo:background-color="#ffffff"/>
    </style:style>
    <style:style style:name="T11_99" style:family="text">
      <style:text-properties fo:background-color="#ffffff"/>
    </style:style>
    <style:style style:name="T11_100" style:family="text"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T13_9" style:family="text">
      <style:text-properties fo:background-color="#ffffff"/>
    </style:style>
    <style:style style:name="T13_10" style:family="text">
      <style:text-properties fo:background-color="#ffffff"/>
    </style:style>
    <style:style style:name="T13_11" style:family="text">
      <style:text-properties fo:background-color="#ffffff"/>
    </style:style>
    <style:style style:name="T13_12" style:family="text">
      <style:text-properties fo:background-color="#ffffff"/>
    </style:style>
    <style:style style:name="T13_13" style:family="text">
      <style:text-properties fo:background-color="#ffffff"/>
    </style:style>
    <style:style style:name="T13_14" style:family="text">
      <style:text-properties fo:background-color="#ffffff"/>
    </style:style>
    <style:style style:name="T13_15" style:family="text">
      <style:text-properties fo:background-color="#ffffff"/>
    </style:style>
    <style:style style:name="T13_16" style:family="text">
      <style:text-properties fo:background-color="#ffffff"/>
    </style:style>
    <style:style style:name="T13_17" style:family="text">
      <style:text-properties fo:background-color="#ffffff"/>
    </style:style>
    <style:style style:name="T13_18" style:family="text">
      <style:text-properties fo:background-color="#ffffff"/>
    </style:style>
    <style:style style:name="T13_19" style:family="text">
      <style:text-properties fo:background-color="#ffffff"/>
    </style:style>
    <style:style style:name="T13_20" style:family="text">
      <style:text-properties fo:background-color="#ffffff"/>
    </style:style>
    <style:style style:name="T13_21" style:family="text">
      <style:text-properties fo:background-color="#ffffff"/>
    </style:style>
    <style:style style:name="T13_22" style:family="text">
      <style:text-properties fo:background-color="#ffffff"/>
    </style:style>
    <style:style style:name="T13_23" style:family="text">
      <style:text-properties fo:background-color="#ffffff"/>
    </style:style>
    <style:style style:name="T13_24" style:family="text">
      <style:text-properties fo:background-color="#ffffff"/>
    </style:style>
    <style:style style:name="T13_25" style:family="text">
      <style:text-properties fo:background-color="#ffffff"/>
    </style:style>
    <style:style style:name="T13_26" style:family="text">
      <style:text-properties fo:background-color="#ffffff"/>
    </style:style>
    <style:style style:name="T13_27" style:family="text">
      <style:text-properties fo:background-color="#ffffff"/>
    </style:style>
    <style:style style:name="T13_28" style:family="text">
      <style:text-properties fo:background-color="#ffffff"/>
    </style:style>
    <style:style style:name="T13_29" style:family="text">
      <style:text-properties fo:background-color="#ffffff"/>
    </style:style>
    <style:style style:name="T13_30" style:family="text">
      <style:text-properties fo:background-color="#ffffff"/>
    </style:style>
    <style:style style:name="T13_31" style:family="text">
      <style:text-properties fo:background-color="#ffffff"/>
    </style:style>
    <style:style style:name="T13_32" style:family="text">
      <style:text-properties fo:background-color="#ffffff"/>
    </style:style>
    <style:style style:name="T13_33" style:family="text">
      <style:text-properties fo:background-color="#ffffff"/>
    </style:style>
    <style:style style:name="T13_34" style:family="text">
      <style:text-properties fo:background-color="#ffffff"/>
    </style:style>
    <style:style style:name="T13_35" style:family="text">
      <style:text-properties fo:background-color="#ffffff"/>
    </style:style>
    <style:style style:name="T13_36" style:family="text">
      <style:text-properties fo:background-color="#ffffff"/>
    </style:style>
    <style:style style:name="T13_37" style:family="text">
      <style:text-properties fo:background-color="#ffffff"/>
    </style:style>
    <style:style style:name="T13_38" style:family="text">
      <style:text-properties fo:background-color="#ffffff"/>
    </style:style>
    <style:style style:name="T13_39" style:family="text">
      <style:text-properties fo:background-color="#ffffff"/>
    </style:style>
    <style:style style:name="T13_40" style:family="text">
      <style:text-properties fo:background-color="#ffffff"/>
    </style:style>
    <style:style style:name="T13_41" style:family="text">
      <style:text-properties fo:background-color="#ffffff"/>
    </style:style>
    <style:style style:name="T13_42" style:family="text">
      <style:text-properties fo:background-color="#ffffff"/>
    </style:style>
    <style:style style:name="T13_43" style:family="text">
      <style:text-properties fo:background-color="#ffffff"/>
    </style:style>
    <style:style style:name="T13_44" style:family="text">
      <style:text-properties fo:background-color="#ffffff"/>
    </style:style>
    <style:style style:name="T13_45" style:family="text">
      <style:text-properties fo:background-color="#ffffff"/>
    </style:style>
    <style:style style:name="T13_46" style:family="text">
      <style:text-properties fo:background-color="#ffffff"/>
    </style:style>
    <style:style style:name="T13_47" style:family="text">
      <style:text-properties fo:background-color="#ffffff"/>
    </style:style>
    <style:style style:name="T13_48" style:family="text">
      <style:text-properties fo:background-color="#ffffff"/>
    </style:style>
    <style:style style:name="T13_49" style:family="text">
      <style:text-properties fo:background-color="#ffffff"/>
    </style:style>
    <style:style style:name="T13_50" style:family="text">
      <style:text-properties fo:background-color="#ffffff"/>
    </style:style>
    <style:style style:name="T13_51" style:family="text">
      <style:text-properties fo:background-color="#ffffff"/>
    </style:style>
    <style:style style:name="T13_52" style:family="text">
      <style:text-properties fo:background-color="#ffffff"/>
    </style:style>
    <style:style style:name="T13_53" style:family="text">
      <style:text-properties fo:background-color="#ffffff"/>
    </style:style>
    <style:style style:name="T13_54" style:family="text">
      <style:text-properties fo:background-color="#ffffff"/>
    </style:style>
    <style:style style:name="T13_55" style:family="text">
      <style:text-properties fo:background-color="#ffffff"/>
    </style:style>
    <style:style style:name="T13_56" style:family="text">
      <style:text-properties fo:background-color="#ffffff"/>
    </style:style>
    <style:style style:name="T13_57" style:family="text">
      <style:text-properties fo:background-color="#ffffff"/>
    </style:style>
    <style:style style:name="T13_58" style:family="text">
      <style:text-properties fo:background-color="#ffffff"/>
    </style:style>
    <style:style style:name="T13_59" style:family="text">
      <style:text-properties fo:background-color="#ffffff"/>
    </style:style>
    <style:style style:name="T13_60" style:family="text">
      <style:text-properties fo:background-color="#ffffff"/>
    </style:style>
    <style:style style:name="T13_61" style:family="text">
      <style:text-properties fo:background-color="#ffffff"/>
    </style:style>
    <style:style style:name="T13_62" style:family="text">
      <style:text-properties fo:background-color="#ffffff"/>
    </style:style>
    <style:style style:name="T13_63" style:family="text">
      <style:text-properties fo:background-color="#ffffff"/>
    </style:style>
    <style:style style:name="T13_64" style:family="text">
      <style:text-properties fo:background-color="#ffffff"/>
    </style:style>
    <style:style style:name="T13_65" style:family="text">
      <style:text-properties fo:background-color="#ffffff"/>
    </style:style>
    <style:style style:name="T13_66" style:family="text">
      <style:text-properties fo:background-color="#ffffff"/>
    </style:style>
    <style:style style:name="T13_67" style:family="text">
      <style:text-properties fo:background-color="#ffffff"/>
    </style:style>
    <style:style style:name="T13_68" style:family="text">
      <style:text-properties fo:background-color="#ffffff"/>
    </style:style>
    <style:style style:name="T13_69" style:family="text">
      <style:text-properties fo:background-color="#ffffff"/>
    </style:style>
    <style:style style:name="T13_70" style:family="text">
      <style:text-properties fo:background-color="#ffffff"/>
    </style:style>
    <style:style style:name="T13_71" style:family="text">
      <style:text-properties fo:background-color="#ffffff"/>
    </style:style>
    <style:style style:name="T13_72" style:family="text">
      <style:text-properties fo:background-color="#ffffff"/>
    </style:style>
    <style:style style:name="T13_73" style:family="text">
      <style:text-properties fo:background-color="#ffffff"/>
    </style:style>
    <style:style style:name="T13_74" style:family="text">
      <style:text-properties fo:background-color="#ffffff"/>
    </style:style>
    <style:style style:name="T13_75" style:family="text">
      <style:text-properties fo:background-color="#ffffff"/>
    </style:style>
    <style:style style:name="T13_76" style:family="text">
      <style:text-properties fo:background-color="#ffffff"/>
    </style:style>
    <style:style style:name="T13_77" style:family="text">
      <style:text-properties fo:background-color="#ffffff"/>
    </style:style>
    <style:style style:name="T13_78" style:family="text">
      <style:text-properties fo:background-color="#ffffff"/>
    </style:style>
    <style:style style:name="T13_79" style:family="text">
      <style:text-properties fo:background-color="#ffffff"/>
    </style:style>
    <style:style style:name="T13_80" style:family="text">
      <style:text-properties fo:background-color="#ffffff"/>
    </style:style>
    <style:style style:name="T13_81" style:family="text">
      <style:text-properties fo:background-color="#ffffff"/>
    </style:style>
    <style:style style:name="T13_82" style:family="text">
      <style:text-properties fo:background-color="#ffffff"/>
    </style:style>
    <style:style style:name="T13_83" style:family="text">
      <style:text-properties fo:background-color="#ffffff"/>
    </style:style>
    <style:style style:name="T13_84" style:family="text">
      <style:text-properties fo:background-color="#ffffff"/>
    </style:style>
    <style:style style:name="T13_85" style:family="text">
      <style:text-properties fo:background-color="#ffffff"/>
    </style:style>
    <style:style style:name="T13_86" style:family="text">
      <style:text-properties fo:background-color="#ffffff"/>
    </style:style>
    <style:style style:name="T13_87" style:family="text">
      <style:text-properties fo:background-color="#ffffff"/>
    </style:style>
    <style:style style:name="T13_88" style:family="text">
      <style:text-properties fo:background-color="#ffffff"/>
    </style:style>
    <style:style style:name="T13_89" style:family="text">
      <style:text-properties fo:background-color="#ffffff"/>
    </style:style>
    <style:style style:name="T13_90" style:family="text">
      <style:text-properties fo:background-color="#ffffff"/>
    </style:style>
    <style:style style:name="T13_91" style:family="text">
      <style:text-properties fo:background-color="#ffffff"/>
    </style:style>
    <style:style style:name="T13_92" style:family="text">
      <style:text-properties fo:background-color="#ffffff"/>
    </style:style>
    <style:style style:name="T13_93" style:family="text">
      <style:text-properties fo:background-color="#ffffff"/>
    </style:style>
    <style:style style:name="T13_94" style:family="text">
      <style:text-properties fo:background-color="#ffffff"/>
    </style:style>
    <style:style style:name="T13_95" style:family="text">
      <style:text-properties fo:background-color="#ffffff"/>
    </style:style>
    <style:style style:name="T13_96" style:family="text">
      <style:text-properties fo:background-color="#ffffff"/>
    </style:style>
    <style:style style:name="T13_97" style:family="text">
      <style:text-properties fo:background-color="#ffffff"/>
    </style:style>
    <style:style style:name="T13_98" style:family="text">
      <style:text-properties fo:background-color="#ffffff"/>
    </style:style>
    <style:style style:name="T13_99" style:family="text">
      <style:text-properties fo:background-color="#ffffff"/>
    </style:style>
    <style:style style:name="T13_100" style:family="text">
      <style:text-properties fo:background-color="#ffffff"/>
    </style:style>
    <style:style style:name="T13_101" style:family="text">
      <style:text-properties fo:background-color="#ffffff"/>
    </style:style>
    <style:style style:name="T13_102" style:family="text">
      <style:text-properties fo:background-color="#ffffff"/>
    </style:style>
    <style:style style:name="T13_103" style:family="text">
      <style:text-properties fo:background-color="#ffffff"/>
    </style:style>
    <style:style style:name="T13_104" style:family="text">
      <style:text-properties fo:background-color="#ffffff"/>
    </style:style>
    <style:style style:name="T13_105" style:family="text">
      <style:text-properties fo:background-color="#ffffff"/>
    </style:style>
    <style:style style:name="T13_106" style:family="text">
      <style:text-properties fo:background-color="#ffffff"/>
    </style:style>
    <style:style style:name="T13_107" style:family="text">
      <style:text-properties fo:background-color="#ffffff"/>
    </style:style>
    <style:style style:name="T13_108" style:family="text">
      <style:text-properties fo:background-color="#ffffff"/>
    </style:style>
    <style:style style:name="T13_109" style:family="text">
      <style:text-properties fo:background-color="#ffffff"/>
    </style:style>
    <style:style style:name="T13_110" style:family="text">
      <style:text-properties fo:background-color="#ffffff"/>
    </style:style>
    <style:style style:name="T13_111" style:family="text">
      <style:text-properties fo:background-color="#ffffff"/>
    </style:style>
    <style:style style:name="T13_112" style:family="text">
      <style:text-properties fo:background-color="#ffffff"/>
    </style:style>
    <style:style style:name="T13_113" style:family="text">
      <style:text-properties fo:background-color="#ffffff"/>
    </style:style>
    <style:style style:name="T13_114" style:family="text">
      <style:text-properties fo:background-color="#ffffff"/>
    </style:style>
    <style:style style:name="T13_115" style:family="text">
      <style:text-properties fo:background-color="#ffffff"/>
    </style:style>
    <style:style style:name="T13_116" style:family="text">
      <style:text-properties fo:background-color="#ffffff"/>
    </style:style>
    <style:style style:name="T13_117" style:family="text">
      <style:text-properties fo:background-color="#ffffff"/>
    </style:style>
    <style:style style:name="T13_118" style:family="text">
      <style:text-properties fo:background-color="#ffffff"/>
    </style:style>
    <style:style style:name="T13_119" style:family="text">
      <style:text-properties fo:background-color="#ffffff"/>
    </style:style>
    <style:style style:name="T13_120" style:family="text">
      <style:text-properties fo:background-color="#ffffff"/>
    </style:style>
    <style:style style:name="T13_121" style:family="text">
      <style:text-properties fo:background-color="#ffffff"/>
    </style:style>
    <style:style style:name="T13_122" style:family="text">
      <style:text-properties fo:background-color="#ffffff"/>
    </style:style>
    <style:style style:name="T13_123" style:family="text">
      <style:text-properties fo:background-color="#ffffff"/>
    </style:style>
    <style:style style:name="T13_124" style:family="text">
      <style:text-properties fo:background-color="#ffffff"/>
    </style:style>
    <style:style style:name="T13_125" style:family="text">
      <style:text-properties fo:background-color="#ffffff"/>
    </style:style>
    <style:style style:name="T13_126" style:family="text">
      <style:text-properties fo:background-color="#ffffff"/>
    </style:style>
    <style:style style:name="T13_127" style:family="text">
      <style:text-properties fo:background-color="#ffffff"/>
    </style:style>
    <style:style style:name="T13_128" style:family="text">
      <style:text-properties fo:background-color="#ffffff"/>
    </style:style>
    <style:style style:name="T13_129" style:family="text">
      <style:text-properties fo:background-color="#ffffff"/>
    </style:style>
    <style:style style:name="T13_130" style:family="text">
      <style:text-properties fo:background-color="#ffffff"/>
    </style:style>
    <style:style style:name="T13_131" style:family="text">
      <style:text-properties fo:background-color="#ffffff"/>
    </style:style>
    <style:style style:name="T13_132" style:family="text">
      <style:text-properties fo:background-color="#ffffff"/>
    </style:style>
    <style:style style:name="T13_133" style:family="text">
      <style:text-properties fo:background-color="#ffffff"/>
    </style:style>
    <style:style style:name="T13_134" style:family="text">
      <style:text-properties fo:background-color="#ffffff"/>
    </style:style>
    <style:style style:name="T13_135" style:family="text">
      <style:text-properties fo:background-color="#ffffff"/>
    </style:style>
    <style:style style:name="T13_136" style:family="text">
      <style:text-properties fo:background-color="#ffffff"/>
    </style:style>
    <style:style style:name="T13_137" style:family="text">
      <style:text-properties fo:background-color="#ffffff"/>
    </style:style>
    <style:style style:name="T13_138" style:family="text">
      <style:text-properties fo:background-color="#ffffff"/>
    </style:style>
    <style:style style:name="T13_139" style:family="text">
      <style:text-properties fo:background-color="#ffffff"/>
    </style:style>
    <style:style style:name="T13_140" style:family="text">
      <style:text-properties fo:background-color="#ffffff"/>
    </style:style>
    <style:style style:name="T13_141" style:family="text">
      <style:text-properties fo:background-color="#ffffff"/>
    </style:style>
    <style:style style:name="T13_142" style:family="text">
      <style:text-properties fo:background-color="#ffffff"/>
    </style:style>
    <style:style style:name="T13_143" style:family="text">
      <style:text-properties fo:background-color="#ffffff"/>
    </style:style>
    <style:style style:name="T13_144" style:family="text">
      <style:text-properties fo:background-color="#ffffff"/>
    </style:style>
    <style:style style:name="T13_145" style:family="text">
      <style:text-properties fo:background-color="#ffffff"/>
    </style:style>
    <style:style style:name="T13_146" style:family="text">
      <style:text-properties fo:background-color="#ffffff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T15_24" style:family="text">
      <style:text-properties fo:background-color="#ffffff"/>
    </style:style>
    <style:style style:name="T15_25" style:family="text">
      <style:text-properties fo:background-color="#ffffff"/>
    </style:style>
    <style:style style:name="T15_26" style:family="text">
      <style:text-properties fo:background-color="#ffffff"/>
    </style:style>
    <style:style style:name="T15_27" style:family="text">
      <style:text-properties fo:background-color="#ffffff"/>
    </style:style>
    <style:style style:name="T15_28" style:family="text">
      <style:text-properties fo:background-color="#ffffff"/>
    </style:style>
    <style:style style:name="T15_29" style:family="text">
      <style:text-properties fo:background-color="#ffffff"/>
    </style:style>
    <style:style style:name="T15_30" style:family="text">
      <style:text-properties fo:background-color="#ffffff"/>
    </style:style>
    <style:style style:name="T15_31" style:family="text">
      <style:text-properties fo:background-color="#ffffff"/>
    </style:style>
    <style:style style:name="T15_32" style:family="text">
      <style:text-properties fo:background-color="#ffffff"/>
    </style:style>
    <style:style style:name="T15_33" style:family="text">
      <style:text-properties fo:background-color="#ffffff"/>
    </style:style>
    <style:style style:name="T15_34" style:family="text">
      <style:text-properties fo:background-color="#ffffff"/>
    </style:style>
    <style:style style:name="T15_35" style:family="text">
      <style:text-properties fo:background-color="#ffffff"/>
    </style:style>
    <style:style style:name="T15_36" style:family="text">
      <style:text-properties fo:background-color="#ffffff"/>
    </style:style>
    <style:style style:name="T15_37" style:family="text">
      <style:text-properties fo:background-color="#ffffff"/>
    </style:style>
    <style:style style:name="T15_38" style:family="text">
      <style:text-properties fo:background-color="#ffffff"/>
    </style:style>
    <style:style style:name="T15_39" style:family="text">
      <style:text-properties fo:background-color="#ffffff"/>
    </style:style>
    <style:style style:name="T15_40" style:family="text">
      <style:text-properties fo:background-color="#ffffff"/>
    </style:style>
    <style:style style:name="T15_41" style:family="text">
      <style:text-properties fo:background-color="#ffffff"/>
    </style:style>
    <style:style style:name="T15_42" style:family="text">
      <style:text-properties fo:background-color="#ffffff"/>
    </style:style>
    <style:style style:name="T15_43" style:family="text">
      <style:text-properties fo:background-color="#ffffff"/>
    </style:style>
    <style:style style:name="T15_44" style:family="text">
      <style:text-properties fo:background-color="#ffffff"/>
    </style:style>
    <style:style style:name="T15_45" style:family="text">
      <style:text-properties fo:background-color="#ffffff"/>
    </style:style>
    <style:style style:name="T15_46" style:family="text">
      <style:text-properties fo:background-color="#ffffff"/>
    </style:style>
    <style:style style:name="T15_47" style:family="text">
      <style:text-properties fo:background-color="#ffffff"/>
    </style:style>
    <style:style style:name="T15_48" style:family="text">
      <style:text-properties fo:background-color="#ffffff"/>
    </style:style>
    <style:style style:name="T15_49" style:family="text">
      <style:text-properties fo:background-color="#ffffff"/>
    </style:style>
    <style:style style:name="T15_50" style:family="text">
      <style:text-properties fo:background-color="#ffffff"/>
    </style:style>
    <style:style style:name="T15_51" style:family="text">
      <style:text-properties fo:background-color="#ffffff"/>
    </style:style>
    <style:style style:name="T15_52" style:family="text">
      <style:text-properties fo:background-color="#ffffff"/>
    </style:style>
    <style:style style:name="T15_53" style:family="text">
      <style:text-properties fo:background-color="#ffffff"/>
    </style:style>
    <style:style style:name="T15_54" style:family="text">
      <style:text-properties fo:background-color="#ffffff"/>
    </style:style>
    <style:style style:name="T15_55" style:family="text">
      <style:text-properties fo:background-color="#ffffff"/>
    </style:style>
    <style:style style:name="T15_56" style:family="text">
      <style:text-properties fo:background-color="#ffffff"/>
    </style:style>
    <style:style style:name="T15_57" style:family="text">
      <style:text-properties fo:background-color="#ffffff"/>
    </style:style>
    <style:style style:name="T15_58" style:family="text">
      <style:text-properties fo:background-color="#ffffff"/>
    </style:style>
    <style:style style:name="T15_59" style:family="text">
      <style:text-properties fo:background-color="#ffffff"/>
    </style:style>
    <style:style style:name="T15_60" style:family="text">
      <style:text-properties fo:background-color="#ffffff"/>
    </style:style>
    <style:style style:name="T15_61" style:family="text">
      <style:text-properties fo:background-color="#ffffff"/>
    </style:style>
    <style:style style:name="T15_62" style:family="text">
      <style:text-properties fo:background-color="#ffffff"/>
    </style:style>
    <style:style style:name="T15_63" style:family="text">
      <style:text-properties fo:background-color="#ffffff"/>
    </style:style>
    <style:style style:name="T15_64" style:family="text">
      <style:text-properties fo:background-color="#ffffff"/>
    </style:style>
    <style:style style:name="T15_65" style:family="text">
      <style:text-properties fo:background-color="#ffffff"/>
    </style:style>
    <style:style style:name="T15_66" style:family="text">
      <style:text-properties fo:background-color="#ffffff"/>
    </style:style>
    <style:style style:name="T15_67" style:family="text">
      <style:text-properties fo:background-color="#ffffff"/>
    </style:style>
    <style:style style:name="T15_68" style:family="text">
      <style:text-properties fo:background-color="#ffffff"/>
    </style:style>
    <style:style style:name="T15_69" style:family="text">
      <style:text-properties fo:background-color="#ffffff"/>
    </style:style>
    <style:style style:name="T15_70" style:family="text">
      <style:text-properties fo:background-color="#ffffff"/>
    </style:style>
    <style:style style:name="T15_71" style:family="text">
      <style:text-properties fo:background-color="#ffffff"/>
    </style:style>
    <style:style style:name="T15_72" style:family="text">
      <style:text-properties fo:background-color="#ffffff"/>
    </style:style>
    <style:style style:name="T15_73" style:family="text">
      <style:text-properties fo:background-color="#ffffff"/>
    </style:style>
    <style:style style:name="T15_74" style:family="text">
      <style:text-properties fo:background-color="#ffffff"/>
    </style:style>
    <style:style style:name="T15_75" style:family="text">
      <style:text-properties fo:background-color="#ffffff"/>
    </style:style>
    <style:style style:name="T15_76" style:family="text">
      <style:text-properties fo:background-color="#ffffff"/>
    </style:style>
    <style:style style:name="T15_77" style:family="text">
      <style:text-properties fo:background-color="#ffffff"/>
    </style:style>
    <style:style style:name="T15_78" style:family="text">
      <style:text-properties fo:background-color="#ffffff"/>
    </style:style>
    <style:style style:name="T15_79" style:family="text">
      <style:text-properties fo:background-color="#ffffff"/>
    </style:style>
    <style:style style:name="T15_80" style:family="text">
      <style:text-properties fo:background-color="#ffffff"/>
    </style:style>
    <style:style style:name="T15_81" style:family="text">
      <style:text-properties fo:background-color="#ffffff"/>
    </style:style>
    <style:style style:name="T15_82" style:family="text">
      <style:text-properties fo:background-color="#ffffff"/>
    </style:style>
    <style:style style:name="P1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ffffff"/>
    </style:style>
    <style:style style:name="T17_2" style:family="text">
      <style:text-properties fo:background-color="#ffffff"/>
    </style:style>
    <style:style style:name="T17_3" style:family="text">
      <style:text-properties fo:background-color="#ffffff"/>
    </style:style>
    <style:style style:name="T17_4" style:family="text">
      <style:text-properties fo:background-color="#ffffff"/>
    </style:style>
    <style:style style:name="T17_5" style:family="text">
      <style:text-properties fo:background-color="#ffffff"/>
    </style:style>
    <style:style style:name="T17_6" style:family="text">
      <style:text-properties fo:background-color="#ffffff"/>
    </style:style>
    <style:style style:name="T17_7" style:family="text">
      <style:text-properties fo:background-color="#ffffff"/>
    </style:style>
    <style:style style:name="T17_8" style:family="text">
      <style:text-properties fo:background-color="#ffffff"/>
    </style:style>
    <style:style style:name="T17_9" style:family="text">
      <style:text-properties fo:background-color="#ffffff"/>
    </style:style>
    <style:style style:name="T17_10" style:family="text">
      <style:text-properties fo:background-color="#ffffff"/>
    </style:style>
    <style:style style:name="T17_11" style:family="text">
      <style:text-properties fo:background-color="#ffffff"/>
    </style:style>
    <style:style style:name="T17_12" style:family="text">
      <style:text-properties fo:background-color="#ffffff"/>
    </style:style>
    <style:style style:name="T17_13" style:family="text">
      <style:text-properties fo:background-color="#ffffff"/>
    </style:style>
    <style:style style:name="T17_14" style:family="text">
      <style:text-properties fo:background-color="#ffffff"/>
    </style:style>
    <style:style style:name="T17_15" style:family="text">
      <style:text-properties fo:background-color="#ffffff"/>
    </style:style>
    <style:style style:name="T17_16" style:family="text">
      <style:text-properties fo:background-color="#ffffff"/>
    </style:style>
    <style:style style:name="T17_17" style:family="text">
      <style:text-properties fo:background-color="#ffffff"/>
    </style:style>
    <style:style style:name="T17_18" style:family="text">
      <style:text-properties fo:background-color="#ffffff"/>
    </style:style>
    <style:style style:name="T17_19" style:family="text">
      <style:text-properties fo:background-color="#ffffff"/>
    </style:style>
    <style:style style:name="T17_20" style:family="text">
      <style:text-properties fo:background-color="#ffffff"/>
    </style:style>
    <style:style style:name="T17_21" style:family="text">
      <style:text-properties fo:background-color="#ffffff"/>
    </style:style>
    <style:style style:name="T17_22" style:family="text">
      <style:text-properties fo:background-color="#ffffff"/>
    </style:style>
    <style:style style:name="T17_23" style:family="text">
      <style:text-properties fo:background-color="#ffffff"/>
    </style:style>
    <style:style style:name="T17_24" style:family="text">
      <style:text-properties fo:background-color="#ffffff"/>
    </style:style>
    <style:style style:name="T17_25" style:family="text">
      <style:text-properties fo:background-color="#ffffff"/>
    </style:style>
    <style:style style:name="T17_26" style:family="text">
      <style:text-properties fo:background-color="#ffffff"/>
    </style:style>
    <style:style style:name="T17_27" style:family="text">
      <style:text-properties fo:background-color="#ffffff"/>
    </style:style>
    <style:style style:name="T17_28" style:family="text">
      <style:text-properties fo:background-color="#ffffff"/>
    </style:style>
    <style:style style:name="T17_29" style:family="text">
      <style:text-properties fo:background-color="#ffffff"/>
    </style:style>
    <style:style style:name="T17_30" style:family="text">
      <style:text-properties fo:background-color="#ffffff"/>
    </style:style>
    <style:style style:name="T17_31" style:family="text">
      <style:text-properties fo:background-color="#ffffff"/>
    </style:style>
    <style:style style:name="T17_32" style:family="text">
      <style:text-properties fo:background-color="#ffffff"/>
    </style:style>
    <style:style style:name="T17_33" style:family="text">
      <style:text-properties fo:background-color="#ffffff"/>
    </style:style>
    <style:style style:name="T17_34" style:family="text">
      <style:text-properties fo:background-color="#ffffff"/>
    </style:style>
    <style:style style:name="T17_35" style:family="text">
      <style:text-properties fo:background-color="#ffffff"/>
    </style:style>
    <style:style style:name="T17_36" style:family="text">
      <style:text-properties fo:background-color="#ffffff"/>
    </style:style>
    <style:style style:name="T17_37" style:family="text">
      <style:text-properties fo:background-color="#ffffff"/>
    </style:style>
    <style:style style:name="T17_38" style:family="text">
      <style:text-properties fo:background-color="#ffffff"/>
    </style:style>
    <style:style style:name="T17_39" style:family="text">
      <style:text-properties fo:background-color="#ffffff"/>
    </style:style>
    <style:style style:name="T17_40" style:family="text">
      <style:text-properties fo:background-color="#ffffff"/>
    </style:style>
    <style:style style:name="T17_41" style:family="text">
      <style:text-properties fo:background-color="#ffffff"/>
    </style:style>
    <style:style style:name="T17_42" style:family="text">
      <style:text-properties fo:background-color="#ffffff"/>
    </style:style>
    <style:style style:name="T17_43" style:family="text">
      <style:text-properties fo:background-color="#ffffff"/>
    </style:style>
    <style:style style:name="T17_44" style:family="text">
      <style:text-properties fo:background-color="#ffffff"/>
    </style:style>
    <style:style style:name="T17_45" style:family="text">
      <style:text-properties fo:background-color="#ffffff"/>
    </style:style>
    <style:style style:name="T17_46" style:family="text">
      <style:text-properties fo:background-color="#ffffff"/>
    </style:style>
    <style:style style:name="T17_47" style:family="text">
      <style:text-properties fo:background-color="#ffffff"/>
    </style:style>
    <style:style style:name="T17_48" style:family="text">
      <style:text-properties fo:background-color="#ffffff"/>
    </style:style>
    <style:style style:name="T17_49" style:family="text">
      <style:text-properties fo:background-color="#ffffff"/>
    </style:style>
    <style:style style:name="T17_50" style:family="text">
      <style:text-properties fo:background-color="#ffffff"/>
    </style:style>
    <style:style style:name="T17_51" style:family="text">
      <style:text-properties fo:background-color="#ffffff"/>
    </style:style>
    <style:style style:name="T17_52" style:family="text">
      <style:text-properties fo:background-color="#ffffff"/>
    </style:style>
    <style:style style:name="T17_53" style:family="text">
      <style:text-properties fo:background-color="#ffffff"/>
    </style:style>
    <style:style style:name="T17_54" style:family="text">
      <style:text-properties fo:background-color="#ffffff"/>
    </style:style>
    <style:style style:name="T17_55" style:family="text">
      <style:text-properties fo:background-color="#ffffff"/>
    </style:style>
    <style:style style:name="T17_56" style:family="text">
      <style:text-properties fo:background-color="#ffffff"/>
    </style:style>
    <style:style style:name="T17_57" style:family="text">
      <style:text-properties fo:background-color="#ffffff"/>
    </style:style>
    <style:style style:name="T17_58" style:family="text">
      <style:text-properties fo:background-color="#ffffff"/>
    </style:style>
    <style:style style:name="T17_59" style:family="text">
      <style:text-properties fo:background-color="#ffffff"/>
    </style:style>
    <style:style style:name="T17_60" style:family="text">
      <style:text-properties fo:background-color="#ffffff"/>
    </style:style>
    <style:style style:name="T17_61" style:family="text">
      <style:text-properties fo:background-color="#ffffff"/>
    </style:style>
    <style:style style:name="T17_62" style:family="text">
      <style:text-properties fo:background-color="#ffffff"/>
    </style:style>
    <style:style style:name="T17_63" style:family="text">
      <style:text-properties fo:background-color="#ffffff"/>
    </style:style>
    <style:style style:name="T17_64" style:family="text">
      <style:text-properties fo:background-color="#ffffff"/>
    </style:style>
    <style:style style:name="T17_65" style:family="text">
      <style:text-properties fo:background-color="#ffffff"/>
    </style:style>
    <style:style style:name="T17_66" style:family="text">
      <style:text-properties fo:background-color="#ffffff"/>
    </style:style>
    <style:style style:name="T17_67" style:family="text">
      <style:text-properties fo:background-color="#ffffff"/>
    </style:style>
    <style:style style:name="T17_68" style:family="text">
      <style:text-properties fo:background-color="#ffffff"/>
    </style:style>
    <style:style style:name="T17_69" style:family="text">
      <style:text-properties fo:background-color="#ffffff"/>
    </style:style>
    <style:style style:name="T17_70" style:family="text">
      <style:text-properties fo:background-color="#ffffff"/>
    </style:style>
    <style:style style:name="T17_71" style:family="text">
      <style:text-properties fo:background-color="#ffffff"/>
    </style:style>
    <style:style style:name="T17_72" style:family="text">
      <style:text-properties fo:background-color="#ffffff"/>
    </style:style>
    <style:style style:name="T17_73" style:family="text">
      <style:text-properties fo:background-color="#ffffff"/>
    </style:style>
    <style:style style:name="T17_74" style:family="text">
      <style:text-properties fo:background-color="#ffffff"/>
    </style:style>
    <style:style style:name="T17_75" style:family="text">
      <style:text-properties fo:background-color="#ffffff"/>
    </style:style>
    <style:style style:name="T17_76" style:family="text">
      <style:text-properties fo:background-color="#ffffff"/>
    </style:style>
    <style:style style:name="T17_77" style:family="text">
      <style:text-properties fo:background-color="#ffffff"/>
    </style:style>
    <style:style style:name="T17_78" style:family="text">
      <style:text-properties fo:background-color="#ffffff"/>
    </style:style>
    <style:style style:name="T17_79" style:family="text">
      <style:text-properties fo:background-color="#ffffff"/>
    </style:style>
    <style:style style:name="T17_80" style:family="text">
      <style:text-properties fo:background-color="#ffffff"/>
    </style:style>
    <style:style style:name="T17_81" style:family="text">
      <style:text-properties fo:background-color="#ffffff"/>
    </style:style>
    <style:style style:name="T17_82" style:family="text">
      <style:text-properties fo:background-color="#ffffff"/>
    </style:style>
    <style:style style:name="T17_83" style:family="text">
      <style:text-properties fo:background-color="#ffffff"/>
    </style:style>
    <style:style style:name="T17_84" style:family="text">
      <style:text-properties fo:background-color="#ffffff"/>
    </style:style>
    <style:style style:name="T17_85" style:family="text">
      <style:text-properties fo:background-color="#ffffff"/>
    </style:style>
    <style:style style:name="T17_86" style:family="text">
      <style:text-properties fo:background-color="#ffffff"/>
    </style:style>
    <style:style style:name="P18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18_1" style:family="text">
      <style:text-properties fo:color="#000000" style:font-name="Arial" style:font-name-asian="Arial" style:font-name-complex="Arial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fo:background-color="#ffffff"/>
    </style:style>
    <style:style style:name="T19_2" style:family="text">
      <style:text-properties fo:background-color="#ffffff"/>
    </style:style>
    <style:style style:name="T19_3" style:family="text">
      <style:text-properties fo:background-color="#ffffff"/>
    </style:style>
    <style:style style:name="T19_4" style:family="text">
      <style:text-properties fo:background-color="#ffffff"/>
    </style:style>
    <style:style style:name="T19_5" style:family="text">
      <style:text-properties fo:background-color="#ffffff"/>
    </style:style>
    <style:style style:name="T19_6" style:family="text">
      <style:text-properties fo:background-color="#ffffff"/>
    </style:style>
    <style:style style:name="T19_7" style:family="text">
      <style:text-properties fo:background-color="#ffffff"/>
    </style:style>
    <style:style style:name="T19_8" style:family="text">
      <style:text-properties fo:background-color="#ffffff"/>
    </style:style>
    <style:style style:name="T19_9" style:family="text">
      <style:text-properties fo:background-color="#ffffff"/>
    </style:style>
    <style:style style:name="T19_10" style:family="text">
      <style:text-properties fo:background-color="#ffffff"/>
    </style:style>
    <style:style style:name="T19_11" style:family="text">
      <style:text-properties fo:background-color="#ffffff"/>
    </style:style>
    <style:style style:name="T19_12" style:family="text">
      <style:text-properties fo:background-color="#ffffff"/>
    </style:style>
    <style:style style:name="T19_13" style:family="text">
      <style:text-properties fo:background-color="#ffffff"/>
    </style:style>
    <style:style style:name="T19_14" style:family="text">
      <style:text-properties fo:background-color="#ffffff"/>
    </style:style>
    <style:style style:name="T19_15" style:family="text">
      <style:text-properties fo:background-color="#ffffff"/>
    </style:style>
    <style:style style:name="T19_16" style:family="text">
      <style:text-properties fo:background-color="#ffffff"/>
    </style:style>
    <style:style style:name="T19_17" style:family="text">
      <style:text-properties fo:background-color="#ffffff"/>
    </style:style>
    <style:style style:name="T19_18" style:family="text">
      <style:text-properties fo:background-color="#ffffff"/>
    </style:style>
    <style:style style:name="T19_19" style:family="text">
      <style:text-properties fo:background-color="#ffffff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fo:background-color="#ffffff"/>
    </style:style>
    <style:style style:name="T20_2" style:family="text">
      <style:text-properties fo:background-color="#ffffff"/>
    </style:style>
    <style:style style:name="T20_3" style:family="text">
      <style:text-properties fo:background-color="#ffffff"/>
    </style:style>
    <style:style style:name="T20_4" style:family="text">
      <style:text-properties fo:background-color="#ffffff"/>
    </style:style>
    <style:style style:name="T20_5" style:family="text">
      <style:text-properties fo:background-color="#ffffff"/>
    </style:style>
    <style:style style:name="T20_6" style:family="text">
      <style:text-properties fo:background-color="#ffffff"/>
    </style:style>
    <style:style style:name="T20_7" style:family="text">
      <style:text-properties fo:background-color="#ffffff"/>
    </style:style>
    <style:style style:name="T20_8" style:family="text">
      <style:text-properties fo:background-color="#ffffff"/>
    </style:style>
    <style:style style:name="T20_9" style:family="text">
      <style:text-properties fo:background-color="#ffffff"/>
    </style:style>
    <style:style style:name="T20_10" style:family="text">
      <style:text-properties fo:background-color="#ffffff"/>
    </style:style>
    <style:style style:name="T20_11" style:family="text">
      <style:text-properties fo:background-color="#ffffff"/>
    </style:style>
    <style:style style:name="T20_12" style:family="text">
      <style:text-properties fo:background-color="#ffffff"/>
    </style:style>
    <style:style style:name="T20_13" style:family="text">
      <style:text-properties fo:background-color="#ffffff"/>
    </style:style>
    <style:style style:name="T20_14" style:family="text">
      <style:text-properties fo:background-color="#ffffff"/>
    </style:style>
    <style:style style:name="T20_15" style:family="text">
      <style:text-properties fo:background-color="#ffffff"/>
    </style:style>
    <style:style style:name="T20_16" style:family="text">
      <style:text-properties fo:background-color="#ffffff"/>
    </style:style>
    <style:style style:name="T20_17" style:family="text">
      <style:text-properties fo:background-color="#ffffff"/>
    </style:style>
    <style:style style:name="T20_18" style:family="text">
      <style:text-properties fo:background-color="#ffffff"/>
    </style:style>
    <style:style style:name="T20_19" style:family="text">
      <style:text-properties fo:background-color="#ffffff"/>
    </style:style>
    <style:style style:name="T20_20" style:family="text">
      <style:text-properties fo:background-color="#ffffff"/>
    </style:style>
    <style:style style:name="T20_21" style:family="text">
      <style:text-properties fo:background-color="#ffffff"/>
    </style:style>
    <style:style style:name="T20_22" style:family="text">
      <style:text-properties fo:background-color="#ffffff"/>
    </style:style>
    <style:style style:name="T20_23" style:family="text">
      <style:text-properties fo:background-color="#ffffff"/>
    </style:style>
    <style:style style:name="T20_24" style:family="text">
      <style:text-properties fo:background-color="#ffffff"/>
    </style:style>
    <style:style style:name="T20_25" style:family="text">
      <style:text-properties fo:background-color="#ffffff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background-color="#ffffff"/>
    </style:style>
    <style:style style:name="T21_2" style:family="text">
      <style:text-properties fo:background-color="#ffffff"/>
    </style:style>
    <style:style style:name="T21_3" style:family="text">
      <style:text-properties fo:background-color="#ffffff"/>
    </style:style>
    <style:style style:name="T21_4" style:family="text">
      <style:text-properties fo:background-color="#ffffff"/>
    </style:style>
    <style:style style:name="T21_5" style:family="text">
      <style:text-properties fo:background-color="#ffffff"/>
    </style:style>
    <style:style style:name="T21_6" style:family="text">
      <style:text-properties fo:background-color="#ffffff"/>
    </style:style>
    <style:style style:name="T21_7" style:family="text">
      <style:text-properties fo:background-color="#ffffff"/>
    </style:style>
    <style:style style:name="T21_8" style:family="text">
      <style:text-properties fo:background-color="#ffffff"/>
    </style:style>
    <style:style style:name="T21_9" style:family="text">
      <style:text-properties fo:background-color="#ffffff"/>
    </style:style>
    <style:style style:name="T21_10" style:family="text">
      <style:text-properties fo:background-color="#ffffff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background-color="#ffffff"/>
    </style:style>
    <style:style style:name="T22_2" style:family="text">
      <style:text-properties fo:background-color="#ffffff"/>
    </style:style>
    <style:style style:name="T22_3" style:family="text">
      <style:text-properties fo:background-color="#ffffff"/>
    </style:style>
    <style:style style:name="T22_4" style:family="text">
      <style:text-properties fo:background-color="#ffffff"/>
    </style:style>
    <style:style style:name="T22_5" style:family="text">
      <style:text-properties fo:background-color="#ffffff"/>
    </style:style>
    <style:style style:name="T22_6" style:family="text">
      <style:text-properties fo:background-color="#ffffff"/>
    </style:style>
    <style:style style:name="T22_7" style:family="text">
      <style:text-properties fo:background-color="#ffffff"/>
    </style:style>
    <style:style style:name="T22_8" style:family="text">
      <style:text-properties fo:background-color="#ffffff"/>
    </style:style>
    <style:style style:name="T22_9" style:family="text">
      <style:text-properties fo:background-color="#ffffff"/>
    </style:style>
    <style:style style:name="T22_10" style:family="text">
      <style:text-properties fo:background-color="#ffffff"/>
    </style:style>
    <style:style style:name="T22_11" style:family="text">
      <style:text-properties fo:background-color="#ffffff"/>
    </style:style>
    <style:style style:name="T22_12" style:family="text">
      <style:text-properties fo:background-color="#ffffff"/>
    </style:style>
    <style:style style:name="T22_13" style:family="text">
      <style:text-properties fo:background-color="#ffffff"/>
    </style:style>
    <style:style style:name="T22_14" style:family="text">
      <style:text-properties fo:background-color="#ffffff"/>
    </style:style>
    <style:style style:name="T22_15" style:family="text">
      <style:text-properties fo:background-color="#ffffff"/>
    </style:style>
    <style:style style:name="T22_16" style:family="text">
      <style:text-properties fo:background-color="#ffffff"/>
    </style:style>
    <style:style style:name="T22_17" style:family="text">
      <style:text-properties fo:background-color="#ffffff"/>
    </style:style>
    <style:style style:name="T22_18" style:family="text">
      <style:text-properties fo:background-color="#ffffff"/>
    </style:style>
    <style:style style:name="T22_19" style:family="text">
      <style:text-properties fo:background-color="#ffffff"/>
    </style:style>
    <style:style style:name="T22_20" style:family="text">
      <style:text-properties fo:background-color="#ffffff"/>
    </style:style>
    <style:style style:name="T22_21" style:family="text">
      <style:text-properties fo:background-color="#ffffff"/>
    </style:style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>
      <style:text-properties fo:background-color="#ffffff"/>
    </style:style>
    <style:style style:name="T23_2" style:family="text">
      <style:text-properties fo:background-color="#ffffff"/>
    </style:style>
    <style:style style:name="T23_3" style:family="text">
      <style:text-properties fo:background-color="#ffffff"/>
    </style:style>
    <style:style style:name="T23_4" style:family="text">
      <style:text-properties fo:background-color="#ffffff"/>
    </style:style>
    <style:style style:name="T23_5" style:family="text">
      <style:text-properties fo:background-color="#ffffff"/>
    </style:style>
    <style:style style:name="T23_6" style:family="text">
      <style:text-properties fo:background-color="#ffffff"/>
    </style:style>
    <style:style style:name="T23_7" style:family="text">
      <style:text-properties fo:background-color="#ffffff"/>
    </style:style>
    <style:style style:name="T23_8" style:family="text">
      <style:text-properties fo:background-color="#ffffff"/>
    </style:style>
    <style:style style:name="T23_9" style:family="text">
      <style:text-properties fo:background-color="#ffffff"/>
    </style:style>
    <style:style style:name="T23_10" style:family="text">
      <style:text-properties fo:background-color="#ffffff"/>
    </style:style>
    <style:style style:name="T23_11" style:family="text">
      <style:text-properties fo:background-color="#ffffff"/>
    </style:style>
    <style:style style:name="T23_12" style:family="text">
      <style:text-properties fo:background-color="#ffffff"/>
    </style:style>
    <style:style style:name="T23_13" style:family="text">
      <style:text-properties fo:background-color="#ffffff"/>
    </style:style>
    <style:style style:name="T23_14" style:family="text">
      <style:text-properties fo:background-color="#ffffff"/>
    </style:style>
    <style:style style:name="T23_15" style:family="text">
      <style:text-properties fo:background-color="#ffffff"/>
    </style:style>
    <style:style style:name="T23_16" style:family="text">
      <style:text-properties fo:background-color="#ffffff"/>
    </style:style>
    <style:style style:name="T23_17" style:family="text">
      <style:text-properties fo:background-color="#ffffff"/>
    </style:style>
    <style:style style:name="T23_18" style:family="text">
      <style:text-properties fo:background-color="#ffffff"/>
    </style:style>
    <style:style style:name="T23_19" style:family="text">
      <style:text-properties fo:background-color="#ffffff"/>
    </style:style>
    <style:style style:name="T23_20" style:family="text">
      <style:text-properties fo:background-color="#ffffff"/>
    </style:style>
    <style:style style:name="T23_21" style:family="text">
      <style:text-properties fo:background-color="#ffffff"/>
    </style:style>
    <style:style style:name="T23_22" style:family="text">
      <style:text-properties fo:background-color="#ffffff"/>
    </style:style>
    <style:style style:name="T23_23" style:family="text">
      <style:text-properties fo:background-color="#ffffff"/>
    </style:style>
    <style:style style:name="T23_24" style:family="text">
      <style:text-properties fo:background-color="#ffffff"/>
    </style:style>
  </office:automatic-styles>
  <office:body>
    <office:text>
      <text:p text:style-name="P1"><text:bookmark-start text:name="h.j2rbxagp18i5"/><text:bookmark-end text:name="h.j2rbxagp18i5"/><text:span text:style-name="T1_1">Lord</text:span><text:span text:style-name="T1_2"><text:s/></text:span><text:span text:style-name="T1_3">Avery</text:span><text:span text:style-name="T1_4"><text:s/></text:span><text:span text:style-name="T1_5">Hardbottom</text:span><text:span text:style-name="T1_6"><text:s/>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Lord</text:span><text:span text:style-name="T3_6"><text:s/></text:span><text:span text:style-name="T3_7">Avery</text:span><text:span text:style-name="T3_8"><text:s/></text:span><text:span text:style-name="T3_9">Hardbottom</text:span><text:span text:style-name="T3_10">,<text:s/></text:span><text:span text:style-name="T3_11">landowner</text:span><text:span text:style-name="T3_12"><text:s/></text:span><text:span text:style-name="T3_13">making</text:span><text:span text:style-name="T3_14"><text:s/></text:span><text:span text:style-name="T3_15">your</text:span><text:span text:style-name="T3_16"><text:s/></text:span><text:span text:style-name="T3_17">way</text:span><text:span text:style-name="T3_18"><text:s/></text:span><text:span text:style-name="T3_19">back</text:span><text:span text:style-name="T3_20"><text:s/></text:span><text:span text:style-name="T3_21">to</text:span><text:span text:style-name="T3_22"><text:s/></text:span><text:span text:style-name="T3_23">your</text:span><text:span text:style-name="T3_24"><text:s/></text:span><text:span text:style-name="T3_25">estate</text:span><text:span text:style-name="T3_26"><text:s/></text:span><text:span text:style-name="T3_27">in</text:span><text:span text:style-name="T3_28"><text:s/></text:span><text:span text:style-name="T3_29">Northampton</text:span><text:span text:style-name="T3_30">.<text:s/></text:span><text:span text:style-name="T3_31">The</text:span><text:span text:style-name="T3_32"><text:s/></text:span><text:span text:style-name="T3_33">filth</text:span><text:span text:style-name="T3_34"><text:s/></text:span><text:span text:style-name="T3_35">and</text:span><text:span text:style-name="T3_36"><text:s/></text:span><text:span text:style-name="T3_37">general</text:span><text:span text:style-name="T3_38"><text:s/></text:span><text:span text:style-name="T3_39">poor</text:span><text:span text:style-name="T3_40">-</text:span><text:span text:style-name="T3_41">ness</text:span><text:span text:style-name="T3_42"><text:s/></text:span><text:span text:style-name="T3_43">of</text:span><text:span text:style-name="T3_44"><text:s/></text:span><text:span text:style-name="T3_45">Luton</text:span><text:span text:style-name="T3_46"><text:s/></text:span><text:span text:style-name="T3_47">disgusts</text:span><text:span text:style-name="T3_48"><text:s/></text:span><text:span text:style-name="T3_49">you</text:span><text:span text:style-name="T3_50"><text:s/></text:span><text:span text:style-name="T3_51">and</text:span><text:span text:style-name="T3_52"><text:s/></text:span><text:span text:style-name="T3_53">you</text:span><text:span text:style-name="T3_54"><text:s/></text:span><text:span text:style-name="T3_55">wish</text:span><text:span text:style-name="T3_56"><text:s/></text:span><text:span text:style-name="T3_57">to</text:span><text:span text:style-name="T3_58"><text:s/></text:span><text:span text:style-name="T3_59">secure</text:span><text:span text:style-name="T3_60"><text:s/></text:span><text:span text:style-name="T3_61">transport</text:span><text:span text:style-name="T3_62"><text:s/></text:span><text:span text:style-name="T3_63">to</text:span><text:span text:style-name="T3_64"><text:s/></text:span><text:span text:style-name="T3_65">Northampton</text:span><text:span text:style-name="T3_66"><text:s/></text:span><text:span text:style-name="T3_67">immediately</text:span><text:span text:style-name="T3_68">.<text:s/></text:span><text:span text:style-name="T3_69">You</text:span><text:span text:style-name="T3_70"><text:s/></text:span><text:span text:style-name="T3_71">want</text:span><text:span text:style-name="T3_72"><text:s/></text:span><text:span text:style-name="T3_73">to</text:span><text:span text:style-name="T3_74"><text:s/></text:span><text:span text:style-name="T3_75">find</text:span><text:span text:style-name="T3_76"><text:s/></text:span><text:span text:style-name="T3_77">a</text:span><text:span text:style-name="T3_78"><text:s/></text:span><text:span text:style-name="T3_79">travel</text:span><text:span text:style-name="T3_80"><text:s/></text:span><text:span text:style-name="T3_81">companion</text:span><text:span text:style-name="T3_82"><text:s/></text:span><text:span text:style-name="T3_83">before</text:span><text:span text:style-name="T3_84"><text:s/></text:span><text:span text:style-name="T3_85">you</text:span><text:span text:style-name="T3_86"><text:s/></text:span><text:span text:style-name="T3_87">leave</text:span><text:span text:style-name="T3_88"><text:s/></text:span><text:span text:style-name="T3_89">though</text:span><text:span text:style-name="T3_90"><text:s/></text:span><text:span text:style-name="T3_91">because</text:span><text:span text:style-name="T3_92"><text:s/></text:span><text:span text:style-name="T3_93">it</text:span><text:span text:style-name="T3_94">’</text:span><text:span text:style-name="T3_95">s</text:span><text:span text:style-name="T3_96"><text:s/></text:span><text:span text:style-name="T3_97">just</text:span><text:span text:style-name="T3_98"><text:s/></text:span><text:span text:style-name="T3_99">bad</text:span><text:span text:style-name="T3_100"><text:s/></text:span><text:span text:style-name="T3_101">practice</text:span><text:span text:style-name="T3_102"><text:s/></text:span><text:span text:style-name="T3_103">to</text:span><text:span text:style-name="T3_104"><text:s/></text:span><text:span text:style-name="T3_105">travel</text:span><text:span text:style-name="T3_106"><text:s/></text:span><text:span text:style-name="T3_107">alone</text:span><text:span text:style-name="T3_108">.</text:span></text:p>
      <text:p text:style-name="P4"/>
      <text:p text:style-name="P5"><text:span text:style-name="T5_1">Oh</text:span><text:span text:style-name="T5_2"><text:s/></text:span><text:span text:style-name="T5_3">Jeffrey</text:span><text:span text:style-name="T5_4">,<text:s/></text:span><text:span text:style-name="T5_5">my</text:span><text:span text:style-name="T5_6"><text:s/></text:span><text:span text:style-name="T5_7">faithful</text:span><text:span text:style-name="T5_8"><text:s/></text:span><text:span text:style-name="T5_9">servant</text:span><text:span text:style-name="T5_10">,<text:s/></text:span><text:span text:style-name="T5_11">why</text:span><text:span text:style-name="T5_12"><text:s/></text:span><text:span text:style-name="T5_13">did</text:span><text:span text:style-name="T5_14"><text:s/></text:span><text:span text:style-name="T5_15">have</text:span><text:span text:style-name="T5_16"><text:s/></text:span><text:span text:style-name="T5_17">to</text:span><text:span text:style-name="T5_18"><text:s/></text:span><text:span text:style-name="T5_19">go</text:span><text:span text:style-name="T5_20"><text:s/></text:span><text:span text:style-name="T5_21">and</text:span><text:span text:style-name="T5_22"><text:s/></text:span><text:span text:style-name="T5_23">die</text:span><text:span text:style-name="T5_24"><text:s/></text:span><text:span text:style-name="T5_25">on</text:span><text:span text:style-name="T5_26"><text:s/></text:span><text:span text:style-name="T5_27">me</text:span><text:span text:style-name="T5_28"><text:s/></text:span><text:span text:style-name="T5_29">now</text:span><text:span text:style-name="T5_30">!<text:s/></text:span><text:span text:style-name="T5_31">What</text:span><text:span text:style-name="T5_32"><text:s/></text:span><text:span text:style-name="T5_33">an</text:span><text:span text:style-name="T5_34"><text:s/></text:span><text:span text:style-name="T5_35">inconvenience</text:span><text:span text:style-name="T5_36">!<text:s/></text:span><text:span text:style-name="T5_37">And</text:span><text:span text:style-name="T5_38"><text:s/></text:span><text:span text:style-name="T5_39">in</text:span><text:span text:style-name="T5_40"><text:s/></text:span><text:span text:style-name="T5_41">Luton</text:span><text:span text:style-name="T5_42"><text:s/></text:span><text:span text:style-name="T5_43">of</text:span><text:span text:style-name="T5_44"><text:s/></text:span><text:span text:style-name="T5_45">all</text:span><text:span text:style-name="T5_46"><text:s/></text:span><text:span text:style-name="T5_47">places</text:span><text:span text:style-name="T5_48">!<text:s/></text:span><text:span text:style-name="T5_49">Luton</text:span><text:span text:style-name="T5_50">!<text:s/></text:span><text:span text:style-name="T5_51">Even</text:span><text:span text:style-name="T5_52"><text:s/></text:span><text:span text:style-name="T5_53">the</text:span><text:span text:style-name="T5_54"><text:s/></text:span><text:span text:style-name="T5_55">name</text:span><text:span text:style-name="T5_56"><text:s/></text:span><text:span text:style-name="T5_57">reeks</text:span><text:span text:style-name="T5_58"><text:s/></text:span><text:span text:style-name="T5_59">of</text:span><text:span text:style-name="T5_60"><text:s/></text:span><text:span text:style-name="T5_61">poverty</text:span><text:span text:style-name="T5_62">.<text:s/></text:span><text:span text:style-name="T5_63">Jeffry</text:span><text:span text:style-name="T5_64"><text:s/></text:span><text:span text:style-name="T5_65">had</text:span><text:span text:style-name="T5_66"><text:s/></text:span><text:span text:style-name="T5_67">been</text:span><text:span text:style-name="T5_68"><text:s/></text:span><text:span text:style-name="T5_69">a</text:span><text:span text:style-name="T5_70"><text:s/></text:span><text:span text:style-name="T5_71">fantastic</text:span><text:span text:style-name="T5_72"><text:s/></text:span><text:span text:style-name="T5_73">servant</text:span><text:span text:style-name="T5_74"><text:s/></text:span><text:span text:style-name="T5_75">over</text:span><text:span text:style-name="T5_76"><text:s/></text:span><text:span text:style-name="T5_77">the</text:span><text:span text:style-name="T5_78"><text:s/></text:span><text:span text:style-name="T5_79">years</text:span><text:span text:style-name="T5_80">.<text:s/></text:span><text:span text:style-name="T5_81">You</text:span><text:span text:style-name="T5_82"><text:s/></text:span><text:span text:style-name="T5_83">could</text:span><text:span text:style-name="T5_84"><text:s/></text:span><text:span text:style-name="T5_85">have</text:span><text:span text:style-name="T5_86"><text:s/></text:span><text:span text:style-name="T5_87">sworn</text:span><text:span text:style-name="T5_88"><text:s/></text:span><text:span text:style-name="T5_89">that</text:span><text:span text:style-name="T5_90"><text:s/></text:span><text:span text:style-name="T5_91">he</text:span><text:span text:style-name="T5_92"><text:s/></text:span><text:span text:style-name="T5_93">had</text:span><text:span text:style-name="T5_94"><text:s/></text:span><text:span text:style-name="T5_95">magical</text:span><text:span text:style-name="T5_96"><text:s/></text:span><text:span text:style-name="T5_97">powers</text:span><text:span text:style-name="T5_98"><text:s/></text:span><text:span text:style-name="T5_99">sometimes</text:span><text:span text:style-name="T5_100"><text:s/></text:span><text:span text:style-name="T5_101">as</text:span><text:span text:style-name="T5_102"><text:s/></text:span><text:span text:style-name="T5_103">he</text:span><text:span text:style-name="T5_104"><text:s/></text:span><text:span text:style-name="T5_105">would</text:span><text:span text:style-name="T5_106"><text:s/></text:span><text:span text:style-name="T5_107">complete</text:span><text:span text:style-name="T5_108"><text:s/></text:span><text:span text:style-name="T5_109">impossible</text:span><text:span text:style-name="T5_110"><text:s/></text:span><text:span text:style-name="T5_111">tasks</text:span><text:span text:style-name="T5_112"><text:s/></text:span><text:span text:style-name="T5_113">that</text:span><text:span text:style-name="T5_114"><text:s/></text:span><text:span text:style-name="T5_115">you</text:span><text:span text:style-name="T5_116"><text:s/></text:span><text:span text:style-name="T5_117">set</text:span><text:span text:style-name="T5_118"><text:s/></text:span><text:span text:style-name="T5_119">for</text:span><text:span text:style-name="T5_120"><text:s/></text:span><text:span text:style-name="T5_121">him</text:span><text:span text:style-name="T5_122"><text:s/></text:span><text:span text:style-name="T5_123">with</text:span><text:span text:style-name="T5_124"><text:s/></text:span><text:span text:style-name="T5_125">ridiculous</text:span><text:span text:style-name="T5_126"><text:s/></text:span><text:span text:style-name="T5_127">deadlines</text:span><text:span text:style-name="T5_128">.<text:s/></text:span><text:span text:style-name="T5_129">You</text:span><text:span text:style-name="T5_130"><text:s/></text:span><text:span text:style-name="T5_131">don</text:span><text:span text:style-name="T5_132">’</text:span><text:span text:style-name="T5_133">t</text:span><text:span text:style-name="T5_134"><text:s/></text:span><text:span text:style-name="T5_135">believe</text:span><text:span text:style-name="T5_136"><text:s/></text:span><text:span text:style-name="T5_137">in</text:span><text:span text:style-name="T5_138"><text:s/></text:span><text:span text:style-name="T5_139">any</text:span><text:span text:style-name="T5_140"><text:s/></text:span><text:span text:style-name="T5_141">of</text:span><text:span text:style-name="T5_142"><text:s/></text:span><text:span text:style-name="T5_143">that</text:span><text:span text:style-name="T5_144"><text:s/></text:span><text:span text:style-name="T5_145">mumbo</text:span><text:span text:style-name="T5_146"><text:s/></text:span><text:span text:style-name="T5_147">jumbo</text:span><text:span text:style-name="T5_148"><text:s/></text:span><text:span text:style-name="T5_149">though</text:span><text:span text:style-name="T5_150">.<text:s/></text:span><text:span text:style-name="T5_151">He</text:span><text:span text:style-name="T5_152"><text:s/></text:span><text:span text:style-name="T5_153">was</text:span><text:span text:style-name="T5_154"><text:s/></text:span><text:span text:style-name="T5_155">a</text:span><text:span text:style-name="T5_156"><text:s/></text:span><text:span text:style-name="T5_157">great</text:span><text:span text:style-name="T5_158"><text:s/></text:span><text:span text:style-name="T5_159">servant</text:span><text:span text:style-name="T5_160"><text:s/></text:span><text:span text:style-name="T5_161">though</text:span><text:span text:style-name="T5_162">.</text:span></text:p>
      <text:p text:style-name="P6"/>
      <text:p text:style-name="P7"><text:span text:style-name="T7_1">It</text:span><text:span text:style-name="T7_2">’</text:span><text:span text:style-name="T7_3">s</text:span><text:span text:style-name="T7_4"><text:s/></text:span><text:span text:style-name="T7_5">a</text:span><text:span text:style-name="T7_6"><text:s/></text:span><text:span text:style-name="T7_7">good</text:span><text:span text:style-name="T7_8"><text:s/></text:span><text:span text:style-name="T7_9">thing</text:span><text:span text:style-name="T7_10"><text:s/></text:span><text:span text:style-name="T7_11">that</text:span><text:span text:style-name="T7_12"><text:s/></text:span><text:span text:style-name="T7_13">the</text:span><text:span text:style-name="T7_14"><text:s/></text:span><text:span text:style-name="T7_15">Hardbottom</text:span><text:span text:style-name="T7_16"><text:s/></text:span><text:span text:style-name="T7_17">family</text:span><text:span text:style-name="T7_18"><text:s/></text:span><text:span text:style-name="T7_19">has</text:span><text:span text:style-name="T7_20"><text:s/></text:span><text:span text:style-name="T7_21">ample</text:span><text:span text:style-name="T7_22"><text:s/></text:span><text:span text:style-name="T7_23">access</text:span><text:span text:style-name="T7_24"><text:s/></text:span><text:span text:style-name="T7_25">to</text:span><text:span text:style-name="T7_26"><text:s/></text:span><text:span text:style-name="T7_27">the</text:span><text:span text:style-name="T7_28"><text:s/></text:span><text:span text:style-name="T7_29">universal</text:span><text:span text:style-name="T7_30"><text:s/></text:span><text:span text:style-name="T7_31">problem</text:span><text:span text:style-name="T7_32"><text:s/></text:span><text:span text:style-name="T7_33">solver</text:span><text:span text:style-name="T7_34"><text:s/>-<text:s/></text:span><text:span text:style-name="T7_35">money</text:span><text:span text:style-name="T7_36">.<text:s/></text:span><text:span text:style-name="T7_37">This</text:span><text:span text:style-name="T7_38"><text:s/></text:span><text:span text:style-name="T7_39">is</text:span><text:span text:style-name="T7_40"><text:s/></text:span><text:span text:style-name="T7_41">thanks</text:span><text:span text:style-name="T7_42"><text:s/></text:span><text:span text:style-name="T7_43">to</text:span><text:span text:style-name="T7_44"><text:s/></text:span><text:span text:style-name="T7_45">the</text:span><text:span text:style-name="T7_46"><text:s/></text:span><text:span text:style-name="T7_47">Hardbottom</text:span><text:span text:style-name="T7_48"><text:s/></text:span><text:span text:style-name="T7_49">estate</text:span><text:span text:style-name="T7_50"><text:s/></text:span><text:span text:style-name="T7_51">in</text:span><text:span text:style-name="T7_52"><text:s/></text:span><text:span text:style-name="T7_53">Northhampton</text:span><text:span text:style-name="T7_54">.<text:s/></text:span><text:span text:style-name="T7_55">You</text:span><text:span text:style-name="T7_56"><text:s/></text:span><text:span text:style-name="T7_57">are</text:span><text:span text:style-name="T7_58"><text:s/></text:span><text:span text:style-name="T7_59">so</text:span><text:span text:style-name="T7_60"><text:s/></text:span><text:span text:style-name="T7_61">eager</text:span><text:span text:style-name="T7_62"><text:s/></text:span><text:span text:style-name="T7_63">to</text:span><text:span text:style-name="T7_64"><text:s/></text:span><text:span text:style-name="T7_65">get</text:span><text:span text:style-name="T7_66"><text:s/></text:span><text:span text:style-name="T7_67">back</text:span><text:span text:style-name="T7_68"><text:s/></text:span><text:span text:style-name="T7_69">there</text:span><text:span text:style-name="T7_70">.<text:s/></text:span><text:span text:style-name="T7_71">Northhampton</text:span><text:span text:style-name="T7_72"><text:s/></text:span><text:span text:style-name="T7_73">is</text:span><text:span text:style-name="T7_74"><text:s/></text:span><text:span text:style-name="T7_75">the</text:span><text:span text:style-name="T7_76"><text:s/></text:span><text:span text:style-name="T7_77">greatest</text:span><text:span text:style-name="T7_78"><text:s/></text:span><text:span text:style-name="T7_79">place</text:span><text:span text:style-name="T7_80"><text:s/></text:span><text:span text:style-name="T7_81">on</text:span><text:span text:style-name="T7_82"><text:s/></text:span><text:span text:style-name="T7_83">earth</text:span><text:span text:style-name="T7_84"><text:s/></text:span><text:span text:style-name="T7_85">and</text:span><text:span text:style-name="T7_86"><text:s/></text:span><text:span text:style-name="T7_87">you</text:span><text:span text:style-name="T7_88"><text:s/></text:span><text:span text:style-name="T7_89">spend</text:span><text:span text:style-name="T7_90"><text:s/></text:span><text:span text:style-name="T7_91">every</text:span><text:span text:style-name="T7_92"><text:s/></text:span><text:span text:style-name="T7_93">moment</text:span><text:span text:style-name="T7_94"><text:s/></text:span><text:span text:style-name="T7_95">you</text:span><text:span text:style-name="T7_96"><text:s/></text:span><text:span text:style-name="T7_97">can</text:span><text:span text:style-name="T7_98"><text:s/></text:span><text:span text:style-name="T7_99">informing</text:span><text:span text:style-name="T7_100"><text:s/></text:span><text:span text:style-name="T7_101">people</text:span><text:span text:style-name="T7_102"><text:s/></text:span><text:span text:style-name="T7_103">about</text:span><text:span text:style-name="T7_104"><text:s/></text:span><text:span text:style-name="T7_105">it</text:span><text:span text:style-name="T7_106">.<text:s/></text:span><text:span text:style-name="T7_107">You</text:span><text:span text:style-name="T7_108"><text:s/></text:span><text:span text:style-name="T7_109">have</text:span><text:span text:style-name="T7_110"><text:s/></text:span><text:span text:style-name="T7_111">memorised</text:span><text:span text:style-name="T7_112"><text:s/></text:span><text:span text:style-name="T7_113">almost</text:span><text:span text:style-name="T7_114"><text:s/></text:span><text:span text:style-name="T7_115">every</text:span><text:span text:style-name="T7_116"><text:s/></text:span><text:span text:style-name="T7_117">fact</text:span><text:span text:style-name="T7_118"><text:s/></text:span><text:span text:style-name="T7_119">imaginable</text:span><text:span text:style-name="T7_120"><text:s/></text:span><text:span text:style-name="T7_121">about</text:span><text:span text:style-name="T7_122"><text:s/></text:span><text:span text:style-name="T7_123">Northhampton</text:span><text:span text:style-name="T7_124">.<text:s/></text:span></text:p>
      <text:p text:style-name="P8"/>
      <text:p text:style-name="P9"><text:span text:style-name="T9_1">The</text:span><text:span text:style-name="T9_2"><text:s/></text:span><text:span text:style-name="T9_3">estate</text:span><text:span text:style-name="T9_4"><text:s/></text:span><text:span text:style-name="T9_5">draws</text:span><text:span text:style-name="T9_6"><text:s/></text:span><text:span text:style-name="T9_7">many</text:span><text:span text:style-name="T9_8"><text:s/></text:span><text:span text:style-name="T9_9">of</text:span><text:span text:style-name="T9_10"><text:s/></text:span><text:span text:style-name="T9_11">its</text:span><text:span text:style-name="T9_12"><text:s/></text:span><text:span text:style-name="T9_13">funds</text:span><text:span text:style-name="T9_14"><text:s/></text:span><text:span text:style-name="T9_15">from</text:span><text:span text:style-name="T9_16"><text:s/></text:span><text:span text:style-name="T9_17">Luton</text:span><text:span text:style-name="T9_18"><text:s/></text:span><text:span text:style-name="T9_19">so</text:span><text:span text:style-name="T9_20"><text:s/></text:span><text:span text:style-name="T9_21">you</text:span><text:span text:style-name="T9_22">’</text:span><text:span text:style-name="T9_23">re</text:span><text:span text:style-name="T9_24"><text:s/></text:span><text:span text:style-name="T9_25">happy</text:span><text:span text:style-name="T9_26"><text:s/></text:span><text:span text:style-name="T9_27">with</text:span><text:span text:style-name="T9_28"><text:s/></text:span><text:span text:style-name="T9_29">the</text:span><text:span text:style-name="T9_30"><text:s/></text:span><text:span text:style-name="T9_31">Duke</text:span><text:span text:style-name="T9_32">’</text:span><text:span text:style-name="T9_33">s</text:span><text:span text:style-name="T9_34"><text:s/></text:span><text:span text:style-name="T9_35">proposed</text:span><text:span text:style-name="T9_36"><text:s/></text:span><text:span text:style-name="T9_37">tax</text:span><text:span text:style-name="T9_38"><text:s/></text:span><text:span text:style-name="T9_39">increase</text:span><text:span text:style-name="T9_40">,<text:s/></text:span><text:span text:style-name="T9_41">it</text:span><text:span text:style-name="T9_42"><text:s/></text:span><text:span text:style-name="T9_43">just</text:span><text:span text:style-name="T9_44"><text:s/></text:span><text:span text:style-name="T9_45">means</text:span><text:span text:style-name="T9_46"><text:s/></text:span><text:span text:style-name="T9_47">more</text:span><text:span text:style-name="T9_48"><text:s/></text:span><text:span text:style-name="T9_49">money</text:span><text:span text:style-name="T9_50"><text:s/></text:span><text:span text:style-name="T9_51">in</text:span><text:span text:style-name="T9_52"><text:s/></text:span><text:span text:style-name="T9_53">your</text:span><text:span text:style-name="T9_54"><text:s/></text:span><text:span text:style-name="T9_55">pocket</text:span><text:span text:style-name="T9_56">.</text:span></text:p>
      <text:p text:style-name="P10"/>
      <text:p text:style-name="P11"><text:span text:style-name="T11_1">The</text:span><text:span text:style-name="T11_2"><text:s/></text:span><text:span text:style-name="T11_3">only</text:span><text:span text:style-name="T11_4"><text:s/></text:span><text:span text:style-name="T11_5">problem</text:span><text:span text:style-name="T11_6"><text:s/></text:span><text:span text:style-name="T11_7">with</text:span><text:span text:style-name="T11_8"><text:s/></text:span><text:span text:style-name="T11_9">your</text:span><text:span text:style-name="T11_10"><text:s/></text:span><text:span text:style-name="T11_11">estate</text:span><text:span text:style-name="T11_12"><text:s/></text:span><text:span text:style-name="T11_13">up</text:span><text:span text:style-name="T11_14"><text:s/></text:span><text:span text:style-name="T11_15">in</text:span><text:span text:style-name="T11_16"><text:s/></text:span><text:span text:style-name="T11_17">Northhampton</text:span><text:span text:style-name="T11_18"><text:s/></text:span><text:span text:style-name="T11_19">is</text:span><text:span text:style-name="T11_20"><text:s/></text:span><text:span text:style-name="T11_21">that</text:span><text:span text:style-name="T11_22"><text:s/></text:span><text:span text:style-name="T11_23">the</text:span><text:span text:style-name="T11_24"><text:s/></text:span><text:span text:style-name="T11_25">walls</text:span><text:span text:style-name="T11_26"><text:s/></text:span><text:span text:style-name="T11_27">have</text:span><text:span text:style-name="T11_28"><text:s/></text:span><text:span text:style-name="T11_29">been</text:span><text:span text:style-name="T11_30"><text:s/></text:span><text:span text:style-name="T11_31">destroyed</text:span><text:span text:style-name="T11_32"><text:s/></text:span><text:span text:style-name="T11_33">by</text:span><text:span text:style-name="T11_34"><text:s/></text:span><text:span text:style-name="T11_35">Charles</text:span><text:span text:style-name="T11_36"><text:s/></text:span><text:span text:style-name="T11_37">II</text:span><text:span text:style-name="T11_38">.<text:s/></text:span><text:span text:style-name="T11_39">Northhampton</text:span><text:span text:style-name="T11_40"><text:s/></text:span><text:span text:style-name="T11_41">supported</text:span><text:span text:style-name="T11_42"><text:s/></text:span><text:span text:style-name="T11_43">the</text:span><text:span text:style-name="T11_44"><text:s/></text:span><text:span text:style-name="T11_45">Roundhead</text:span><text:span text:style-name="T11_46"><text:s/></text:span><text:span text:style-name="T11_47">cause</text:span><text:span text:style-name="T11_48"><text:s/></text:span><text:span text:style-name="T11_49">during</text:span><text:span text:style-name="T11_50"><text:s/></text:span><text:span text:style-name="T11_51">the</text:span><text:span text:style-name="T11_52"><text:s/></text:span><text:span text:style-name="T11_53">civil</text:span><text:span text:style-name="T11_54"><text:s/></text:span><text:span text:style-name="T11_55">war</text:span><text:span text:style-name="T11_56"><text:s/></text:span><text:span text:style-name="T11_57">and</text:span><text:span text:style-name="T11_58"><text:s/></text:span><text:span text:style-name="T11_59">Charles</text:span><text:span text:style-name="T11_60"><text:s/></text:span><text:span text:style-name="T11_61">retaliated</text:span><text:span text:style-name="T11_62"><text:s/></text:span><text:span text:style-name="T11_63">and</text:span><text:span text:style-name="T11_64"><text:s/></text:span><text:span text:style-name="T11_65">Charles</text:span><text:span text:style-name="T11_66"><text:s/></text:span><text:span text:style-name="T11_67">retaliated</text:span><text:span text:style-name="T11_68"><text:s/></text:span><text:span text:style-name="T11_69">by</text:span><text:span text:style-name="T11_70"><text:s/></text:span><text:span text:style-name="T11_71">destroying</text:span><text:span text:style-name="T11_72"><text:s/></text:span><text:span text:style-name="T11_73">the</text:span><text:span text:style-name="T11_74"><text:s/></text:span><text:span text:style-name="T11_75">walls</text:span><text:span text:style-name="T11_76"><text:s/></text:span><text:span text:style-name="T11_77">and</text:span><text:span text:style-name="T11_78"><text:s/></text:span><text:span text:style-name="T11_79">castle</text:span><text:span text:style-name="T11_80">.<text:s/></text:span><text:span text:style-name="T11_81">You</text:span><text:span text:style-name="T11_82"><text:s/></text:span><text:span text:style-name="T11_83">can</text:span><text:span text:style-name="T11_84">’</text:span><text:span text:style-name="T11_85">t</text:span><text:span text:style-name="T11_86"><text:s/></text:span><text:span text:style-name="T11_87">help</text:span><text:span text:style-name="T11_88"><text:s/></text:span><text:span text:style-name="T11_89">but</text:span><text:span text:style-name="T11_90"><text:s/></text:span><text:span text:style-name="T11_91">oppose</text:span><text:span text:style-name="T11_92"><text:s/></text:span><text:span text:style-name="T11_93">Charles</text:span><text:span text:style-name="T11_94"><text:s/></text:span><text:span text:style-name="T11_95">whenever</text:span><text:span text:style-name="T11_96"><text:s/></text:span><text:span text:style-name="T11_97">you</text:span><text:span text:style-name="T11_98"><text:s/></text:span><text:span text:style-name="T11_99">can</text:span><text:span text:style-name="T11_100">.</text:span></text:p>
      <text:p text:style-name="P12"/>
      <text:p text:style-name="P13"><text:span text:style-name="T13_1">The</text:span><text:span text:style-name="T13_2"><text:s/></text:span><text:span text:style-name="T13_3">depression</text:span><text:span text:style-name="T13_4"><text:s/></text:span><text:span text:style-name="T13_5">that</text:span><text:span text:style-name="T13_6"><text:s/></text:span><text:span text:style-name="T13_7">you</text:span><text:span text:style-name="T13_8"><text:s/></text:span><text:span text:style-name="T13_9">spiraled</text:span><text:span text:style-name="T13_10"><text:s/></text:span><text:span text:style-name="T13_11">into</text:span><text:span text:style-name="T13_12"><text:s/></text:span><text:span text:style-name="T13_13">after</text:span><text:span text:style-name="T13_14"><text:s/></text:span><text:span text:style-name="T13_15">the</text:span><text:span text:style-name="T13_16"><text:s/></text:span><text:span text:style-name="T13_17">civil</text:span><text:span text:style-name="T13_18"><text:s/></text:span><text:span text:style-name="T13_19">war</text:span><text:span text:style-name="T13_20"><text:s/></text:span><text:span text:style-name="T13_21">led</text:span><text:span text:style-name="T13_22"><text:s/></text:span><text:span text:style-name="T13_23">to</text:span><text:span text:style-name="T13_24"><text:s/></text:span><text:span text:style-name="T13_25">you</text:span><text:span text:style-name="T13_26"><text:s/></text:span><text:span text:style-name="T13_27">trying</text:span><text:span text:style-name="T13_28"><text:s/></text:span><text:span text:style-name="T13_29">and</text:span><text:span text:style-name="T13_30"><text:s/></text:span><text:span text:style-name="T13_31">subsequently</text:span><text:span text:style-name="T13_32"><text:s/></text:span><text:span text:style-name="T13_33">abusing</text:span><text:span text:style-name="T13_34"><text:s/></text:span><text:span text:style-name="T13_35">the</text:span><text:span text:style-name="T13_36"><text:s/></text:span><text:span text:style-name="T13_37">painkiller</text:span><text:span text:style-name="T13_38"><text:s/></text:span><text:span text:style-name="T13_39">Laudanum</text:span><text:span text:style-name="T13_40">.<text:s/></text:span><text:span text:style-name="T13_41">You</text:span><text:span text:style-name="T13_42"><text:s/></text:span><text:span text:style-name="T13_43">carry</text:span><text:span text:style-name="T13_44"><text:s/></text:span><text:span text:style-name="T13_45">around</text:span><text:span text:style-name="T13_46"><text:s/></text:span><text:span text:style-name="T13_47">the</text:span><text:span text:style-name="T13_48"><text:s/></text:span><text:span text:style-name="T13_49">ingredients</text:span><text:span text:style-name="T13_50"><text:s/></text:span><text:span text:style-name="T13_51">needed</text:span><text:span text:style-name="T13_52"><text:s/></text:span><text:span text:style-name="T13_53">to</text:span><text:span text:style-name="T13_54"><text:s/></text:span><text:span text:style-name="T13_55">make</text:span><text:span text:style-name="T13_56"><text:s/></text:span><text:span text:style-name="T13_57">laudanum</text:span><text:span text:style-name="T13_58"><text:s/></text:span><text:span text:style-name="T13_59">but</text:span><text:span text:style-name="T13_60"><text:s/></text:span><text:span text:style-name="T13_61">you</text:span><text:span text:style-name="T13_62"><text:s/></text:span><text:span text:style-name="T13_63">need</text:span><text:span text:style-name="T13_64"><text:s/></text:span><text:span text:style-name="T13_65">to</text:span><text:span text:style-name="T13_66"><text:s/></text:span><text:span text:style-name="T13_67">find</text:span><text:span text:style-name="T13_68"><text:s/></text:span><text:span text:style-name="T13_69">a</text:span><text:span text:style-name="T13_70"><text:s/></text:span><text:span text:style-name="T13_71">potion</text:span><text:span text:style-name="T13_72"><text:s/></text:span><text:span text:style-name="T13_73">maker</text:span><text:span text:style-name="T13_74"><text:s/></text:span><text:span text:style-name="T13_75">to</text:span><text:span text:style-name="T13_76"><text:s/></text:span><text:span text:style-name="T13_77">create</text:span><text:span text:style-name="T13_78"><text:s/></text:span><text:span text:style-name="T13_79">the</text:span><text:span text:style-name="T13_80"><text:s/></text:span><text:span text:style-name="T13_81">substance</text:span><text:span text:style-name="T13_82"><text:s/></text:span><text:span text:style-name="T13_83">from</text:span><text:span text:style-name="T13_84"><text:s/></text:span><text:span text:style-name="T13_85">the</text:span><text:span text:style-name="T13_86"><text:s/></text:span><text:span text:style-name="T13_87">ingredients</text:span><text:span text:style-name="T13_88">.<text:s/></text:span><text:span text:style-name="T13_89">You</text:span><text:span text:style-name="T13_90"><text:s/></text:span><text:span text:style-name="T13_91">have</text:span><text:span text:style-name="T13_92"><text:s/></text:span><text:span text:style-name="T13_93">a</text:span><text:span text:style-name="T13_94"><text:s/></text:span><text:span text:style-name="T13_95">full</text:span><text:span text:style-name="T13_96"><text:s/></text:span><text:span text:style-name="T13_97">time</text:span><text:span text:style-name="T13_98"><text:s/></text:span><text:span text:style-name="T13_99">potion</text:span><text:span text:style-name="T13_100"><text:s/></text:span><text:span text:style-name="T13_101">maker</text:span><text:span text:style-name="T13_102"><text:s/></text:span><text:span text:style-name="T13_103">in</text:span><text:span text:style-name="T13_104"><text:s/></text:span><text:span text:style-name="T13_105">Northhampton</text:span><text:span text:style-name="T13_106"><text:s/></text:span><text:span text:style-name="T13_107">who</text:span><text:span text:style-name="T13_108"><text:s/></text:span><text:span text:style-name="T13_109">also</text:span><text:span text:style-name="T13_110"><text:s/></text:span><text:span text:style-name="T13_111">can</text:span><text:span text:style-name="T13_112"><text:s/></text:span><text:span text:style-name="T13_113">cure</text:span><text:span text:style-name="T13_114"><text:s/></text:span><text:span text:style-name="T13_115">some</text:span><text:span text:style-name="T13_116"><text:s/></text:span><text:span text:style-name="T13_117">illnesses</text:span><text:span text:style-name="T13_118"><text:s/></text:span><text:span text:style-name="T13_119">as</text:span><text:span text:style-name="T13_120"><text:s/></text:span><text:span text:style-name="T13_121">well</text:span><text:span text:style-name="T13_122"><text:s/></text:span><text:span text:style-name="T13_123">that</text:span><text:span text:style-name="T13_124"><text:s/></text:span><text:span text:style-name="T13_125">you</text:span><text:span text:style-name="T13_126"><text:s/></text:span><text:span text:style-name="T13_127">can</text:span><text:span text:style-name="T13_128"><text:s/></text:span><text:span text:style-name="T13_129">sometimes</text:span><text:span text:style-name="T13_130"><text:s/></text:span><text:span text:style-name="T13_131">contract</text:span><text:span text:style-name="T13_132"><text:s/></text:span><text:span text:style-name="T13_133">taking</text:span><text:span text:style-name="T13_134"><text:s/></text:span><text:span text:style-name="T13_135">laudanum</text:span><text:span text:style-name="T13_136">.<text:s/></text:span><text:span text:style-name="T13_137">He</text:span><text:span text:style-name="T13_138"><text:s/></text:span><text:span text:style-name="T13_139">can</text:span><text:span text:style-name="T13_140"><text:s/></text:span><text:span text:style-name="T13_141">even</text:span><text:span text:style-name="T13_142"><text:s/></text:span><text:span text:style-name="T13_143">cure</text:span><text:span text:style-name="T13_144"><text:s/></text:span><text:span text:style-name="T13_145">plague</text:span><text:span text:style-name="T13_146">.<text:s/></text:span></text:p>
      <text:p text:style-name="P14"/>
      <text:p text:style-name="P15"><text:span text:style-name="T15_1">You</text:span><text:span text:style-name="T15_2"><text:s/></text:span><text:span text:style-name="T15_3">heard</text:span><text:span text:style-name="T15_4"><text:s/></text:span><text:span text:style-name="T15_5">Gilbert</text:span><text:span text:style-name="T15_6"><text:s/></text:span><text:span text:style-name="T15_7">Sleeb</text:span><text:span text:style-name="T15_8"><text:s/></text:span><text:span text:style-name="T15_9">complaining</text:span><text:span text:style-name="T15_10"><text:s/></text:span><text:span text:style-name="T15_11">about</text:span><text:span text:style-name="T15_12"><text:s/></text:span><text:span text:style-name="T15_13">some</text:span><text:span text:style-name="T15_14"><text:s/></text:span><text:span text:style-name="T15_15">thefts</text:span><text:span text:style-name="T15_16">.<text:s/></text:span><text:span text:style-name="T15_17">You</text:span><text:span text:style-name="T15_18"><text:s/></text:span><text:span text:style-name="T15_19">recognised</text:span><text:span text:style-name="T15_20"><text:s/></text:span><text:span text:style-name="T15_21">the</text:span><text:span text:style-name="T15_22"><text:s/></text:span><text:span text:style-name="T15_23">ingredients</text:span><text:span text:style-name="T15_24"><text:s/></text:span><text:span text:style-name="T15_25">stolen</text:span><text:span text:style-name="T15_26"><text:s/></text:span><text:span text:style-name="T15_27">and</text:span><text:span text:style-name="T15_28"><text:s/></text:span><text:span text:style-name="T15_29">you</text:span><text:span text:style-name="T15_30">’</text:span><text:span text:style-name="T15_31">re</text:span><text:span text:style-name="T15_32"><text:s/></text:span><text:span text:style-name="T15_33">pretty</text:span><text:span text:style-name="T15_34"><text:s/></text:span><text:span text:style-name="T15_35">sure</text:span><text:span text:style-name="T15_36"><text:s/></text:span><text:span text:style-name="T15_37">whoever</text:span><text:span text:style-name="T15_38"><text:s/></text:span><text:span text:style-name="T15_39">is</text:span><text:span text:style-name="T15_40"><text:s/></text:span><text:span text:style-name="T15_41">stealing</text:span><text:span text:style-name="T15_42"><text:s/></text:span><text:span text:style-name="T15_43">from</text:span><text:span text:style-name="T15_44"><text:s/></text:span><text:span text:style-name="T15_45">Sleeb</text:span><text:span text:style-name="T15_46"><text:s/></text:span><text:span text:style-name="T15_47">is</text:span><text:span text:style-name="T15_48"><text:s/></text:span><text:span text:style-name="T15_49">a</text:span><text:span text:style-name="T15_50"><text:s/></text:span><text:span text:style-name="T15_51">potion</text:span><text:span text:style-name="T15_52"><text:s/></text:span><text:span text:style-name="T15_53">maker</text:span><text:span text:style-name="T15_54">.<text:s/></text:span><text:span text:style-name="T15_55">Hopefully</text:span><text:span text:style-name="T15_56"><text:s/></text:span><text:span text:style-name="T15_57">this</text:span><text:span text:style-name="T15_58"><text:s/></text:span><text:span text:style-name="T15_59">towns</text:span><text:span text:style-name="T15_60"><text:s/></text:span><text:span text:style-name="T15_61">potion</text:span><text:span text:style-name="T15_62"><text:s/></text:span><text:span text:style-name="T15_63">maker</text:span><text:span text:style-name="T15_64"><text:s/></text:span><text:span text:style-name="T15_65">is</text:span><text:span text:style-name="T15_66"><text:s/></text:span><text:span text:style-name="T15_67">just</text:span><text:span text:style-name="T15_68"><text:s/></text:span><text:span text:style-name="T15_69">as</text:span><text:span text:style-name="T15_70"><text:s/></text:span><text:span text:style-name="T15_71">powerful</text:span><text:span text:style-name="T15_72"><text:s/></text:span><text:span text:style-name="T15_73">as</text:span><text:span text:style-name="T15_74"><text:s/></text:span><text:span text:style-name="T15_75">the</text:span><text:span text:style-name="T15_76"><text:s/></text:span><text:span text:style-name="T15_77">one</text:span><text:span text:style-name="T15_78"><text:s/></text:span><text:span text:style-name="T15_79">in</text:span><text:span text:style-name="T15_80"><text:s/></text:span><text:span text:style-name="T15_81">Northhampton</text:span><text:span text:style-name="T15_82">.</text:span></text:p>
      <text:p text:style-name="P16"/>
      <text:p text:style-name="P17"><text:span text:style-name="T17_1">You</text:span><text:span text:style-name="T17_2"><text:s/></text:span><text:span text:style-name="T17_3">also</text:span><text:span text:style-name="T17_4"><text:s/></text:span><text:span text:style-name="T17_5">recognise</text:span><text:span text:style-name="T17_6"><text:s/></text:span><text:span text:style-name="T17_7">Donatus</text:span><text:span text:style-name="T17_8"><text:s/></text:span><text:span text:style-name="T17_9">McVicar</text:span><text:span text:style-name="T17_10"><text:s/></text:span><text:span text:style-name="T17_11">from</text:span><text:span text:style-name="T17_12"><text:s/></text:span><text:span text:style-name="T17_13">your</text:span><text:span text:style-name="T17_14"><text:s/></text:span><text:span text:style-name="T17_15">travels</text:span><text:span text:style-name="T17_16"><text:s/></text:span><text:span text:style-name="T17_17">in</text:span><text:span text:style-name="T17_18"><text:s/></text:span><text:span text:style-name="T17_19">the</text:span><text:span text:style-name="T17_20"><text:s/></text:span><text:span text:style-name="T17_21">orient</text:span><text:span text:style-name="T17_22">.<text:s/></text:span><text:span text:style-name="T17_23">He</text:span><text:span text:style-name="T17_24"><text:s/></text:span><text:span text:style-name="T17_25">was</text:span><text:span text:style-name="T17_26"><text:s/></text:span><text:span text:style-name="T17_27">undergoing</text:span><text:span text:style-name="T17_28"><text:s/></text:span><text:span text:style-name="T17_29">the</text:span><text:span text:style-name="T17_30"><text:s/></text:span><text:span text:style-name="T17_31">highest</text:span><text:span text:style-name="T17_32"><text:s/></text:span><text:span text:style-name="T17_33">honour</text:span><text:span text:style-name="T17_34"><text:s/></text:span><text:span text:style-name="T17_35">of</text:span><text:span text:style-name="T17_36"><text:s/></text:span><text:span text:style-name="T17_37">martial</text:span><text:span text:style-name="T17_38"><text:s/></text:span><text:span text:style-name="T17_39">arts</text:span><text:span text:style-name="T17_40"><text:s/></text:span><text:span text:style-name="T17_41">training</text:span><text:span text:style-name="T17_42"><text:s/></text:span><text:span text:style-name="T17_43">and</text:span><text:span text:style-name="T17_44"><text:s/></text:span><text:span text:style-name="T17_45">you</text:span><text:span text:style-name="T17_46"><text:s/></text:span><text:span text:style-name="T17_47">find</text:span><text:span text:style-name="T17_48"><text:s/></text:span><text:span text:style-name="T17_49">him</text:span><text:span text:style-name="T17_50"><text:s/></text:span><text:span text:style-name="T17_51">to</text:span><text:span text:style-name="T17_52"><text:s/></text:span><text:span text:style-name="T17_53">be</text:span><text:span text:style-name="T17_54"><text:s/></text:span><text:span text:style-name="T17_55">very</text:span><text:span text:style-name="T17_56"><text:s/></text:span><text:span text:style-name="T17_57">impressive</text:span><text:span text:style-name="T17_58">.<text:s/></text:span><text:span text:style-name="T17_59">It</text:span><text:span text:style-name="T17_60"><text:s/></text:span><text:span text:style-name="T17_61">seems</text:span><text:span text:style-name="T17_62"><text:s/></text:span><text:span text:style-name="T17_63">like</text:span><text:span text:style-name="T17_64"><text:s/></text:span><text:span text:style-name="T17_65">he</text:span><text:span text:style-name="T17_66"><text:s/></text:span><text:span text:style-name="T17_67">isn</text:span><text:span text:style-name="T17_68">’</text:span><text:span text:style-name="T17_69">t</text:span><text:span text:style-name="T17_70"><text:s/></text:span><text:span text:style-name="T17_71">just</text:span><text:span text:style-name="T17_72"><text:s/></text:span><text:span text:style-name="T17_73">a</text:span><text:span text:style-name="T17_74"><text:s/></text:span><text:span text:style-name="T17_75">simple</text:span><text:span text:style-name="T17_76"><text:s/></text:span><text:span text:style-name="T17_77">sheriff</text:span><text:span text:style-name="T17_78"><text:s/></text:span><text:span text:style-name="T17_79">like</text:span><text:span text:style-name="T17_80"><text:s/></text:span><text:span text:style-name="T17_81">he</text:span><text:span text:style-name="T17_82"><text:s/></text:span><text:span text:style-name="T17_83">claims</text:span><text:span text:style-name="T17_84"><text:s/></text:span><text:span text:style-name="T17_85">though</text:span><text:span text:style-name="T17_86">.</text:span></text:p>
      <text:h text:style-name="P18" text:outline-level="10"><text:bookmark-start text:name="h.hfgpdnk3jy78"/><text:bookmark-end text:name="h.hfgpdnk3jy78"/><text:span text:style-name="T18_1">Goal</text:span></text:h>
      <text:list text:style-name="LS1" xml:id="list0">
        <text:list-item>
          <text:p text:style-name="P19"><text:span text:style-name="T19_1">Find</text:span><text:span text:style-name="T19_2"><text:s/></text:span><text:span text:style-name="T19_3">a</text:span><text:span text:style-name="T19_4"><text:s/></text:span><text:span text:style-name="T19_5">nice</text:span><text:span text:style-name="T19_6"><text:s/></text:span><text:span text:style-name="T19_7">way</text:span><text:span text:style-name="T19_8"><text:s/></text:span><text:span text:style-name="T19_9">to</text:span><text:span text:style-name="T19_10"><text:s/></text:span><text:span text:style-name="T19_11">get</text:span><text:span text:style-name="T19_12"><text:s/></text:span><text:span text:style-name="T19_13">rid</text:span><text:span text:style-name="T19_14"><text:s/></text:span><text:span text:style-name="T19_15">of</text:span><text:span text:style-name="T19_16"><text:s/></text:span><text:span text:style-name="T19_17">Jeffries</text:span><text:span text:style-name="T19_18"><text:s/></text:span><text:span text:style-name="T19_19">Ashes</text:span></text:p>
        </text:list-item>
        <text:list-item>
          <text:p text:style-name="P20"><text:span text:style-name="T20_1">Find</text:span><text:span text:style-name="T20_2"><text:s/></text:span><text:span text:style-name="T20_3">someone</text:span><text:span text:style-name="T20_4"><text:s/></text:span><text:span text:style-name="T20_5">to</text:span><text:span text:style-name="T20_6"><text:s/></text:span><text:span text:style-name="T20_7">Journey</text:span><text:span text:style-name="T20_8"><text:s/></text:span><text:span text:style-name="T20_9">with</text:span><text:span text:style-name="T20_10"><text:s/></text:span><text:span text:style-name="T20_11">you</text:span><text:span text:style-name="T20_12"><text:s/></text:span><text:span text:style-name="T20_13">to</text:span><text:span text:style-name="T20_14"><text:s/></text:span><text:span text:style-name="T20_15">Northhampton</text:span><text:span text:style-name="T20_16">,<text:s/></text:span><text:span text:style-name="T20_17">make</text:span><text:span text:style-name="T20_18"><text:s/></text:span><text:span text:style-name="T20_19">them</text:span><text:span text:style-name="T20_20"><text:s/></text:span><text:span text:style-name="T20_21">sign</text:span><text:span text:style-name="T20_22"><text:s/></text:span><text:span text:style-name="T20_23">a</text:span><text:span text:style-name="T20_24"><text:s/></text:span><text:span text:style-name="T20_25">contract</text:span></text:p>
        </text:list-item>
        <text:list-item>
          <text:p text:style-name="P21"><text:span text:style-name="T21_1">Support</text:span><text:span text:style-name="T21_2"><text:s/></text:span><text:span text:style-name="T21_3">the</text:span><text:span text:style-name="T21_4"><text:s/></text:span><text:span text:style-name="T21_5">proposed</text:span><text:span text:style-name="T21_6"><text:s/></text:span><text:span text:style-name="T21_7">tax</text:span><text:span text:style-name="T21_8"><text:s/></text:span><text:span text:style-name="T21_9">increase</text:span><text:span text:style-name="T21_10">.</text:span></text:p>
        </text:list-item>
        <text:list-item>
          <text:p text:style-name="P22"><text:span text:style-name="T22_1">Find</text:span><text:span text:style-name="T22_2"><text:s/></text:span><text:span text:style-name="T22_3">the</text:span><text:span text:style-name="T22_4"><text:s/></text:span><text:span text:style-name="T22_5">potionist</text:span><text:span text:style-name="T22_6"><text:s/></text:span><text:span text:style-name="T22_7">and</text:span><text:span text:style-name="T22_8"><text:s/></text:span><text:span text:style-name="T22_9">get</text:span><text:span text:style-name="T22_10"><text:s/></text:span><text:span text:style-name="T22_11">them</text:span><text:span text:style-name="T22_12"><text:s/></text:span><text:span text:style-name="T22_13">to</text:span><text:span text:style-name="T22_14"><text:s/></text:span><text:span text:style-name="T22_15">produce</text:span><text:span text:style-name="T22_16"><text:s/></text:span><text:span text:style-name="T22_17">laudanum</text:span><text:span text:style-name="T22_18"><text:s/></text:span><text:span text:style-name="T22_19">for</text:span><text:span text:style-name="T22_20"><text:s/></text:span><text:span text:style-name="T22_21">you</text:span></text:p>
        </text:list-item>
        <text:list-item>
          <text:p text:style-name="P23"><text:span text:style-name="T23_1">Solve</text:span><text:span text:style-name="T23_2"><text:s/></text:span><text:span text:style-name="T23_3">Duke</text:span><text:span text:style-name="T23_4"><text:s/></text:span><text:span text:style-name="T23_5">Smallwood</text:span><text:span text:style-name="T23_6">’</text:span><text:span text:style-name="T23_7">s</text:span><text:span text:style-name="T23_8"><text:s/></text:span><text:span text:style-name="T23_9">murder</text:span><text:span text:style-name="T23_10">.<text:s/></text:span><text:span text:style-name="T23_11">A</text:span><text:span text:style-name="T23_12"><text:s/></text:span><text:span text:style-name="T23_13">person</text:span><text:span text:style-name="T23_14"><text:s/></text:span><text:span text:style-name="T23_15">killing</text:span><text:span text:style-name="T23_16"><text:s/></text:span><text:span text:style-name="T23_17">nobles</text:span><text:span text:style-name="T23_18"><text:s/></text:span><text:span text:style-name="T23_19">is</text:span><text:span text:style-name="T23_20"><text:s/></text:span><text:span text:style-name="T23_21">certainly</text:span><text:span text:style-name="T23_22"><text:s/></text:span><text:span text:style-name="T23_23">dangerous</text:span><text:span text:style-name="T23_24">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